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6035in" fo:margin-left="-0.075in" fo:margin-top="0in" fo:margin-bottom="0in" table:align="left" style:writing-mode="lr-tb"/>
    </style:style>
    <style:style style:name="Table1.A" style:family="table-column">
      <style:table-column-properties style:column-width="0.5514in"/>
    </style:style>
    <style:style style:name="Table1.B" style:family="table-column">
      <style:table-column-properties style:column-width="1.3194in"/>
    </style:style>
    <style:style style:name="Table1.C" style:family="table-column">
      <style:table-column-properties style:column-width="0.732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6"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7306in" fo:margin-left="-0.075in" fo:margin-top="0in" fo:margin-bottom="0in" table:align="left" style:writing-mode="lr-tb"/>
    </style:style>
    <style:style style:name="Table2.A" style:family="table-column">
      <style:table-column-properties style:column-width="0.5667in"/>
    </style:style>
    <style:style style:name="Table2.B" style:family="table-column">
      <style:table-column-properties style:column-width="5.16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6"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7.0396in" fo:margin-left="-0.075in" fo:margin-top="0in" fo:margin-bottom="0in" table:align="left" style:writing-mode="lr-tb"/>
    </style:style>
    <style:style style:name="Table3.A" style:family="table-column">
      <style:table-column-properties style:column-width="1.9167in"/>
    </style:style>
    <style:style style:name="Table3.B" style:family="table-column">
      <style:table-column-properties style:column-width="1.5694in"/>
    </style:style>
    <style:style style:name="Table3.C" style:family="table-column">
      <style:table-column-properties style:column-width="0.934in"/>
    </style:style>
    <style:style style:name="Table3.D" style:family="table-column">
      <style:table-column-properties style:column-width="0.8799in"/>
    </style:style>
    <style:style style:name="Table3.E" style:family="table-column">
      <style:table-column-properties style:column-width="0.5896in"/>
    </style:style>
    <style:style style:name="Table3.F" style:family="table-column">
      <style:table-column-properties style:column-width="1.1493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9"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075in" fo:margin-left="-0.075in" fo:margin-top="0in" fo:margin-bottom="0in" table:align="left" style:writing-mode="lr-tb"/>
    </style:style>
    <style:style style:name="Table4.A" style:family="table-column">
      <style:table-column-properties style:column-width="2.1625in"/>
    </style:style>
    <style:style style:name="Table4.B" style:family="table-column">
      <style:table-column-properties style:column-width="0.5375in"/>
    </style:style>
    <style:style style:name="Table4.C" style:family="table-column">
      <style:table-column-properties style:column-width="1.3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9" style:family="table-row">
      <style:table-row-properties fo:keep-together="always"/>
    </style:style>
    <style:style style:name="Table4.A9"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3.8139in" fo:margin-left="-0.075in" fo:margin-top="0in" fo:margin-bottom="0in" table:align="left" style:writing-mode="lr-tb"/>
    </style:style>
    <style:style style:name="Table5.A" style:family="table-column">
      <style:table-column-properties style:column-width="0.7861in"/>
    </style:style>
    <style:style style:name="Table5.B" style:family="table-column">
      <style:table-column-properties style:column-width="3.027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6"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2.0639in" fo:margin-left="-0.075in" fo:margin-top="0in" fo:margin-bottom="0in" table:align="left" style:writing-mode="lr-tb"/>
    </style:style>
    <style:style style:name="Table6.A" style:family="table-column">
      <style:table-column-properties style:column-width="0.9368in"/>
    </style:style>
    <style:style style:name="Table6.B" style:family="table-column">
      <style:table-column-properties style:column-width="1.1264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5"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2.0639in" fo:margin-left="-0.075in" fo:margin-top="0in" fo:margin-bottom="0in" table:align="left" style:writing-mode="lr-tb"/>
    </style:style>
    <style:style style:name="Table7.A" style:family="table-column">
      <style:table-column-properties style:column-width="0.9368in"/>
    </style:style>
    <style:style style:name="Table7.B" style:family="table-column">
      <style:table-column-properties style:column-width="1.1264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5"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use-window-font-color="true" style:font-name="Times New Roman"/>
    </style:style>
    <style:style style:name="P3"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paragraph-properties fo:margin-left="0.1252in" fo:margin-right="0in" fo:text-indent="0in" style:auto-text-indent="false"/>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2">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material is Open Game Content, and is licensed for public use under the terms of the Open Game License v1.0a.</text:span></text:p>
      <text:p text:style-name="P1"><text:span text:style-name="T3">SPELLS (C)</text:span></text:p>
      <text:p text:style-name="P2"/>
      <text:p text:style-name="P1"><text:span text:style-name="T4">Call Lightning</text:span></text:p>
      <text:p text:style-name="P1"><text:span text:style-name="T5">Evocation [Electricity]</text:span></text:p>
      <text:p text:style-name="P1"><text:span text:style-name="T6">Level:</text:span><text:span text:style-name="T5"> Drd 3</text:span></text:p>
      <text:p text:style-name="P1"><text:span text:style-name="T6">Components:</text:span><text:span text:style-name="T5"> V, S</text:span></text:p>
      <text:p text:style-name="P1"><text:span text:style-name="T6">Casting Time:</text:span><text:span text:style-name="T5"> 1 round</text:span></text:p>
      <text:p text:style-name="P1"><text:span text:style-name="T6">Range: </text:span><text:span text:style-name="T5">Medium (100 ft. + 10 ft./level)</text:span></text:p>
      <text:p text:style-name="P1"><text:span text:style-name="T6">Effect:</text:span><text:span text:style-name="T5"> One or more 30-ft.-long vertical lines of lightning</text:span></text:p>
      <text:p text:style-name="P1"><text:span text:style-name="T6">Duration:</text:span><text:span text:style-name="T5"> 1 min./level</text:span></text:p>
      <text:p text:style-name="P1"><text:span text:style-name="T6">Saving Throw:</text:span><text:span text:style-name="T5"> Reflex half</text:span></text:p>
      <text:p text:style-name="P1"><text:span text:style-name="T6">Spell Resistance:</text:span><text:span text:style-name="T5"> Yes</text:span></text:p>
      <text:p text:style-name="P1"><text:span text:style-name="T5">Immediately upon completion of the spell, and once per round thereafter, you may call down a 5-foot-wide, 30-foot-long, vertical bolt of lightning that deals 3d6 points of electricity damage. The bolt of lightning flashes down in a vertical stroke at whatever target point you choose within the spell’s range (measured from your position at the time). Any creature in the target square or in the path of the bolt is affected.</text:span></text:p>
      <text:p text:style-name="P1"><text:span text:style-name="T5">You need not call a bolt of lightning immediately; other actions, even spellcasting, can be performed. However, each round after the first you may use a standard action (concentrating on the spell) to call a bolt. You may call a total number of bolts equal to your caster level (maximum 10 bolts).</text:span></text:p>
      <text:p text:style-name="P1"><text:span text:style-name="T5">If you are outdoors and in a stormy area—a rain shower, clouds and wind, hot and cloudy conditions, or even a tornado (including a whirlwind formed by a djinni or an air elemental of at least Large size)—each bolt deals 3d10 points of electricity damage instead of 3d6.</text:span></text:p>
      <text:p text:style-name="P1"><text:span text:style-name="T5">This spell functions indoors or underground but not underwater.</text:span></text:p>
      <text:p text:style-name="P3"/>
      <text:p text:style-name="P1"><text:span text:style-name="T4">Call Lightning Storm</text:span></text:p>
      <text:p text:style-name="P1"><text:span text:style-name="T5">Evocation [Electricity]</text:span></text:p>
      <text:p text:style-name="P1"><text:span text:style-name="T6">Level:</text:span><text:span text:style-name="T5"> Drd 5</text:span></text:p>
      <text:p text:style-name="P1"><text:span text:style-name="T6">Range:</text:span><text:span text:style-name="T5"> Long (400 ft. + 40 ft./level)</text:span></text:p>
      <text:p text:style-name="P1"><text:span text:style-name="T5">This spell functions like </text:span><text:span text:style-name="T7">call lightning</text:span><text:span text:style-name="T5">, except that each bolt deals 5d6 points of electricity damage (or 5d10 if created outdoors in a stormy area), and you may call a maximum of 15 bolts.</text:span></text:p>
      <text:p text:style-name="P3"><text:soft-page-break/></text:p>
      <text:p text:style-name="P1"><text:span text:style-name="T4">Calm Animals</text:span></text:p>
      <text:p text:style-name="P1"><text:span text:style-name="T5">Enchantment (Compulsion) [Mind-Affecting]</text:span></text:p>
      <text:p text:style-name="P1"><text:span text:style-name="T6">Level:</text:span><text:span text:style-name="T5"> Animal 1, Drd 1, Rgr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Animals within 30 ft. of each other</text:span></text:p>
      <text:p text:style-name="P1"><text:span text:style-name="T6">Duration:</text:span><text:span text:style-name="T5"> 1 min./level</text:span></text:p>
      <text:p text:style-name="P1"><text:span text:style-name="T6">Saving Throw: </text:span><text:span text:style-name="T5">Will negates; see text</text:span></text:p>
      <text:p text:style-name="P1"><text:span text:style-name="T6">Spell Resistance:</text:span><text:span text:style-name="T5"> Yes</text:span></text:p>
      <text:p text:style-name="P1"><text:span text:style-name="T5">This spell soothes and quiets animals, rendering them docile and harmless. Only ordinary animals (those with Intelligence scores of 1 or 2) can be affected by this spell. All the subjects must be of the same kind, and no two may be more than 30 feet apart. The maximum number of Hit Dice of animals you can affect is equal to 2d4 + caster level. A dire animal or an animal trained to attack or guard is allowed a saving throw; other animals are not.</text:span></text:p>
      <text:p text:style-name="P1"><text:span text:style-name="T5">The affected creatures remain where they are and do not attack or flee. They are not helpless and defend themselves normally if attacked. Any threat breaks the spell on the threatened creatures.</text:span></text:p>
      <text:p text:style-name="P3"/>
      <text:p text:style-name="P1"><text:span text:style-name="T4">Calm Emotions</text:span></text:p>
      <text:p text:style-name="P1"><text:span text:style-name="T5">Enchantment (Compulsion) [Mind-Affecting]</text:span></text:p>
      <text:p text:style-name="P1"><text:span text:style-name="T6">Level:</text:span><text:span text:style-name="T5"> Brd 2, Clr 2, Law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Creatures in a 20-ft.-radius spread</text:span></text:p>
      <text:p text:style-name="P1"><text:span text:style-name="T6">Duration:</text:span><text:span text:style-name="T5"> Concentration, up to 1 round/level (D)</text:span></text:p>
      <text:p text:style-name="P1"><text:span text:style-name="T6">Saving Throw: </text:span><text:span text:style-name="T5">Will negates</text:span></text:p>
      <text:p text:style-name="P1"><text:span text:style-name="T6">Spell Resistance:</text:span><text:span text:style-name="T5"> Yes</text:span></text:p>
      <text:p text:style-name="P1"><text:soft-page-break/><text:span text:style-name="T5">This spell calms agitated creatures. You have no control over the affected creatures, but </text:span><text:span text:style-name="T7">calm emotions </text:span><text:span text:style-name="T5">can stop raging creatures from fighting or joyous ones from reveling. Creatures so affected cannot take violent actions (although they can defend themselves) or do anything destructive. Any aggressive action against or damage dealt to a calmed creature immediately breaks the spell on all calmed creatures.</text:span></text:p>
      <text:p text:style-name="P1"><text:span text:style-name="T5">This spell automatically suppresses (but does not dispel) any morale bonuses granted by spells such as </text:span><text:span text:style-name="T7">bless, good hope, </text:span><text:span text:style-name="T5">and </text:span><text:span text:style-name="T7">rage, </text:span><text:span text:style-name="T5">as well as negating a bard’s ability to inspire courage or a barbarian’s rage ability. It also suppresses any fear effects and removes the </text:span><text:span text:style-name="T7">confused </text:span><text:span text:style-name="T5">condition from all targets</text:span><text:span text:style-name="T7">. </text:span><text:span text:style-name="T5">While the spell lasts, a suppressed spell or effect has no effect. When the </text:span><text:span text:style-name="T7">calm emotions </text:span><text:span text:style-name="T5">spell ends, the original spell or effect takes hold of the creature again, provided that its duration has not expired in the meantime.</text:span></text:p>
      <text:p text:style-name="P3"/>
      <text:p text:style-name="P1"><text:span text:style-name="T4">Cat’s Grace</text:span></text:p>
      <text:p text:style-name="P1"><text:span text:style-name="T5">Transmutation</text:span></text:p>
      <text:p text:style-name="P1"><text:span text:style-name="T6">Level:</text:span><text:span text:style-name="T5"> Brd 2, Drd 2, Rgr 2, Sor/Wiz 2</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1 min./level</text:span></text:p>
      <text:p text:style-name="P1"><text:span text:style-name="T6">Saving Throw: </text:span><text:span text:style-name="T5">Will negates (harmless)</text:span></text:p>
      <text:p text:style-name="P1"><text:span text:style-name="T6">Spell Resistance:</text:span><text:span text:style-name="T5"> Yes</text:span></text:p>
      <text:p text:style-name="P1"><text:span text:style-name="T5">The transmuted creature becomes more graceful, agile, and coordinated. The spell grants a +4 enhancement bonus to Dexterity, adding the usual benefits to AC, Reflex saves, and other uses of the Dexterity modifier.</text:span></text:p>
      <text:p text:style-name="P1"><text:span text:style-name="T7">Material Component: </text:span><text:span text:style-name="T5">A pinch of cat fur.</text:span></text:p>
      <text:p text:style-name="P3"/>
      <text:p text:style-name="P1"><text:span text:style-name="T4">Cat’s Grace, Mass</text:span></text:p>
      <text:p text:style-name="P1"><text:span text:style-name="T5">Transmutation</text:span></text:p>
      <text:p text:style-name="P1"><text:span text:style-name="T6">Level:</text:span><text:span text:style-name="T5"> Brd 6, Drd 6, Sor/Wiz 6</text:span></text:p>
      <text:p text:style-name="P1"><text:span text:style-name="T6">Range:</text:span><text:span text:style-name="T5"> Close (25 ft. + 5 ft./2 levels)</text:span></text:p>
      <text:p text:style-name="P1"><text:span text:style-name="T6">Targets:</text:span><text:span text:style-name="T5"> One creature/level, no two of which can be more than 30 ft. apart</text:span></text:p>
      <text:p text:style-name="P1"><text:span text:style-name="T5">This spell functions like </text:span><text:span text:style-name="T7">cat’s grace</text:span><text:span text:style-name="T5">, except that it affects multiple creatures.</text:span></text:p>
      <text:p text:style-name="P3"/>
      <text:p text:style-name="P1"><text:span text:style-name="T4">Cause Fear</text:span></text:p>
      <text:p text:style-name="P1"><text:soft-page-break/><text:span text:style-name="T5">Necromancy [Fear, Mind-Affecting]</text:span></text:p>
      <text:p text:style-name="P1"><text:span text:style-name="T6">Level:</text:span><text:span text:style-name="T5"> Brd 1, Clr 1, Death 1, Sor/Wiz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living creature with 5 or fewer HD</text:span></text:p>
      <text:p text:style-name="P1"><text:span text:style-name="T6">Duration:</text:span><text:span text:style-name="T5"> 1d4 rounds or 1 round; see text</text:span></text:p>
      <text:p text:style-name="P1"><text:span text:style-name="T6">Saving Throw: </text:span><text:span text:style-name="T5">Will partial</text:span></text:p>
      <text:p text:style-name="P1"><text:span text:style-name="T6">Spell Resistance:</text:span><text:span text:style-name="T5"> Yes</text:span></text:p>
      <text:p text:style-name="P1"><text:span text:style-name="T5">The affected creature becomes frightened. If the subject succeeds on a Will save, it is shaken for 1 round. Creatures with 6 or more Hit Dice are immune to this effect.</text:span></text:p>
      <text:p text:style-name="P1"><text:span text:style-name="T7">Cause fear </text:span><text:span text:style-name="T5">counters and dispels </text:span><text:span text:style-name="T7">remove fear</text:span><text:span text:style-name="T5">.</text:span></text:p>
      <text:p text:style-name="P3"/>
      <text:p text:style-name="P1"><text:span text:style-name="T4">Chain Lightning</text:span></text:p>
      <text:p text:style-name="P1"><text:span text:style-name="T5">Evocation [Electricity]</text:span></text:p>
      <text:p text:style-name="P1"><text:span text:style-name="T6">Level:</text:span><text:span text:style-name="T5"> Air 6, Sor/Wiz 6</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Targets:</text:span><text:span text:style-name="T5"> One primary target, plus one secondary target/level (each of which must be within 30 ft. of the primary target)</text:span></text:p>
      <text:p text:style-name="P1"><text:span text:style-name="T6">Duration:</text:span><text:span text:style-name="T5"> Instantaneous</text:span></text:p>
      <text:p text:style-name="P1"><text:span text:style-name="T6">Saving Throw:</text:span><text:span text:style-name="T5"> Reflex half</text:span></text:p>
      <text:p text:style-name="P1"><text:span text:style-name="T6">Spell Resistance:</text:span><text:span text:style-name="T5"> Yes</text:span></text:p>
      <text:p text:style-name="P1"><text:span text:style-name="T5">This spell creates an electrical discharge that begins as a single stroke commencing from your fingertips. Unlike </text:span><text:span text:style-name="T7">lightning bolt</text:span><text:span text:style-name="T5">, </text:span><text:span text:style-name="T7">chain lightning </text:span><text:span text:style-name="T5">strikes one object or creature initially, then arcs to other targets.</text:span></text:p>
      <text:p text:style-name="P1"><text:span text:style-name="T5">The bolt deals 1d6 points of electricity damage per caster level (maximum 20d6) to the primary target. After it strikes, lightning can arc to a number of secondary targets equal to your caster level (maximum 20). The secondary bolts each strike one target and deal half as much damage as the primary one did (rounded down).</text:span></text:p>
      <text:p text:style-name="P1"><text:soft-page-break/><text:span text:style-name="T5">Each target can attempt a Reflex saving throw for half damage. You choose secondary targets as you like, but they must all be within 30 feet of the primary target, and no target can be struck more than once. You can choose to affect fewer secondary targets than the maximum.</text:span></text:p>
      <text:p text:style-name="P1"><text:span text:style-name="T7">Focus: </text:span><text:span text:style-name="T5">A bit of fur; a piece of amber, glass, or a crystal rod; plus one silver pin for each of your caster levels.</text:span></text:p>
      <text:p text:style-name="P3"/>
      <text:p text:style-name="P1"><text:span text:style-name="T4">Changestaff</text:span></text:p>
      <text:p text:style-name="P1"><text:span text:style-name="T5">Transmutation</text:span></text:p>
      <text:p text:style-name="P1"><text:span text:style-name="T6">Level:</text:span><text:span text:style-name="T5"> Drd 7</text:span></text:p>
      <text:p text:style-name="P1"><text:span text:style-name="T6">Components:</text:span><text:span text:style-name="T5"> V, S, F</text:span></text:p>
      <text:p text:style-name="P1"><text:span text:style-name="T6">Casting Time:</text:span><text:span text:style-name="T5"> 1 round</text:span></text:p>
      <text:p text:style-name="P1"><text:span text:style-name="T6">Range:</text:span><text:span text:style-name="T5"> Touch</text:span></text:p>
      <text:p text:style-name="P1"><text:span text:style-name="T6">Target:</text:span><text:span text:style-name="T5"> Your touched staff</text:span></text:p>
      <text:p text:style-name="P1"><text:span text:style-name="T6">Duration:</text:span><text:span text:style-name="T5"> 1 hour/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hange a specially prepared quarterstaff into a Huge treantlike creature, about 24 feet tall. When you plant the end of the staff in the ground and speak a special command to conclude the casting of the spell, your staff turns into a creature that looks and fights just like a treant. The staff-treant defends you and obeys any spoken commands. However, it is by no means a true treant; it cannot converse with actual treants or control trees. If the staff-treant is reduced to 0 or fewer hit points, it crumbles to powder and the staff is destroyed. Otherwise, the staff returns to its normal form when the spell duration expires (or when the spell is dismissed), and it can be used as the focus for another casting of the spell. The staff-treant is always at full strength when created, despite any wounds it may have incurred the last time it appeared.</text:span></text:p>
      <text:p text:style-name="P1"><text:span text:style-name="T7">Focus: </text:span><text:span text:style-name="T5">The quarterstaff, which must be specially prepared. The staff must be a sound limb cut from an ash, oak, or yew, then cured, shaped, carved, and polished (a process requiring twenty-eight days).</text:span></text:p>
      <text:p text:style-name="P1"><text:span text:style-name="T5">You cannot adventure or engage in other strenuous activity during the shaping and carving of the staff.</text:span></text:p>
      <text:p text:style-name="P3"/>
      <text:p text:style-name="P1"><text:span text:style-name="T4">Chaos Hammer</text:span></text:p>
      <text:p text:style-name="P1"><text:span text:style-name="T5">Evocation [Chaotic]</text:span></text:p>
      <text:p text:style-name="P1"><text:span text:style-name="T6">Level:</text:span><text:span text:style-name="T5"> Chaos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20-ft.-radius burst</text:span></text:p>
      <text:p text:style-name="P1"><text:soft-page-break/><text:span text:style-name="T6">Duration:</text:span><text:span text:style-name="T5"> Instantaneous (1d6 rounds); see text</text:span></text:p>
      <text:p text:style-name="P1"><text:span text:style-name="T6">Saving Throw: </text:span><text:span text:style-name="T5">Will partial; see text</text:span></text:p>
      <text:p text:style-name="P1"><text:span text:style-name="T6">Spell Resistance:</text:span><text:span text:style-name="T5"> Yes</text:span></text:p>
      <text:p text:style-name="P1"><text:span text:style-name="T5">You unleash chaotic power to smite your enemies. The power takes the form of a multicolored explosion of leaping, ricocheting energy. Only lawful and neutral (not chaotic) creatures are harmed by the spell.</text:span></text:p>
      <text:p text:style-name="P1"><text:span text:style-name="T5">The spell deals 1d8 points of damage per two caster levels (maximum 5d8) to lawful creatures (or 1d6 points of damage per caster level, maximum 10d6, to lawful outsiders) and slows them for 1d6 rounds (see the </text:span><text:span text:style-name="T7">slow</text:span><text:span text:style-name="T5"> spell). A successful Will save reduces the damage by half and negates the slow effect.</text:span></text:p>
      <text:p text:style-name="P1"><text:span text:style-name="T5">The spell deals only half damage against creatures who are neither lawful nor chaotic, and they are not slowed. Such a creature can reduce the damage by half again (down to one-quarter) with a successful Will save.</text:span></text:p>
      <text:p text:style-name="P3"/>
      <text:p text:style-name="P1"><text:span text:style-name="T4">Charm Animal</text:span></text:p>
      <text:p text:style-name="P1"><text:span text:style-name="T5">Enchantment (Charm) [Mind-Affecting]</text:span></text:p>
      <text:p text:style-name="P1"><text:span text:style-name="T6">Level:</text:span><text:span text:style-name="T5"> Drd 1, Rgr 1</text:span></text:p>
      <text:p text:style-name="P1"><text:span text:style-name="T6">Target:</text:span><text:span text:style-name="T5"> One animal</text:span></text:p>
      <text:p text:style-name="P1"><text:span text:style-name="T5">This spell functions like </text:span><text:span text:style-name="T7">charm person</text:span><text:span text:style-name="T5">, except that it affects a creature of the animal type.</text:span></text:p>
      <text:p text:style-name="P3"/>
      <text:p text:style-name="P1"><text:span text:style-name="T4">Charm Monster</text:span></text:p>
      <text:p text:style-name="P1"><text:span text:style-name="T5">Enchantment (Charm) [Mind-Affecting]</text:span></text:p>
      <text:p text:style-name="P1"><text:span text:style-name="T6">Level:</text:span><text:span text:style-name="T5"> Brd 3, Sor/Wiz 4</text:span></text:p>
      <text:p text:style-name="P1"><text:span text:style-name="T6">Target:</text:span><text:span text:style-name="T5"> One living creature</text:span></text:p>
      <text:p text:style-name="P1"><text:span text:style-name="T6">Duration:</text:span><text:span text:style-name="T5"> One day/level</text:span></text:p>
      <text:p text:style-name="P1"><text:span text:style-name="T5">This spell functions like </text:span><text:span text:style-name="T7">charm person</text:span><text:span text:style-name="T5">, except that the effect is not restricted by creature type or size.</text:span></text:p>
      <text:p text:style-name="P3"/>
      <text:p text:style-name="P1"><text:span text:style-name="T4">Charm Monster, Mass</text:span></text:p>
      <text:p text:style-name="P1"><text:span text:style-name="T5">Enchantment (Charm) [Mind-Affecting]</text:span></text:p>
      <text:p text:style-name="P1"><text:span text:style-name="T6">Level:</text:span><text:span text:style-name="T5"> Brd 6, Sor/Wiz 8</text:span></text:p>
      <text:p text:style-name="P1"><text:span text:style-name="T6">Components:</text:span><text:span text:style-name="T5"> V</text:span></text:p>
      <text:p text:style-name="P1"><text:soft-page-break/><text:span text:style-name="T6">Targets:</text:span><text:span text:style-name="T5"> One or more creatures, no two of which can be more than 30 ft. apart</text:span></text:p>
      <text:p text:style-name="P1"><text:span text:style-name="T6">Duration:</text:span><text:span text:style-name="T5"> One day/level</text:span></text:p>
      <text:p text:style-name="P1"><text:span text:style-name="T5">This spell functions like </text:span><text:span text:style-name="T7">charm monster, </text:span><text:span text:style-name="T5">except that </text:span><text:span text:style-name="T7">mass charm monster </text:span><text:span text:style-name="T5">affects a number of creatures whose combined HD do not exceed twice your level, or at least one creature regardless of HD. If there are more potential targets than you can affect, you choose them one at a time until you choose a creature with too many HD.</text:span></text:p>
      <text:p text:style-name="P3"/>
      <text:p text:style-name="P1"><text:span text:style-name="T4">Charm Person</text:span></text:p>
      <text:p text:style-name="P1"><text:span text:style-name="T5">Enchantment (Charm) [Mind-Affecting]</text:span></text:p>
      <text:p text:style-name="P1"><text:span text:style-name="T6">Level:</text:span><text:span text:style-name="T5"> Brd 1, Sor/Wiz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humanoid creature</text:span></text:p>
      <text:p text:style-name="P1"><text:span text:style-name="T6">Duration:</text:span><text:span text:style-name="T5"> 1 hour/level</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This charm makes a humanoid creature regard you as its trusted friend and ally (treat the target’s attitude as friendly). If the creature is currently being threatened or attacked by you or your allies, however, it receives a +5 bonus on its saving throw.</text:span></text:p>
      <text:p text:style-name="P1"><text:span text:style-name="T5">The spell does not enable you to control the </text:span><text:span text:style-name="T7">charmed </text:span><text:span text:style-name="T5">person as if it were an automaton, but it perceives your words and actions in the most favorable way. You can try to give the subject orders, but you must win an opposed Charisma check to convince it to do anything it wouldn’t ordinarily do. (Retries are not allowed.) An affected creature never obeys suicidal or obviously harmful orders, but it might be convinced that something very dangerous is worth doing. <text:s/>Any act by you or your apparent allies that threatens the </text:span><text:span text:style-name="T7">charmed </text:span><text:span text:style-name="T5">person breaks the spell. You must speak the person’s language to communicate your commands, or else be good at pantomiming.</text:span></text:p>
      <text:p text:style-name="P3"/>
      <text:p text:style-name="P1"><text:span text:style-name="T4">Chill Metal</text:span></text:p>
      <text:p text:style-name="P1"><text:span text:style-name="T5">Transmutation [Cold]</text:span></text:p>
      <text:p text:style-name="P1"><text:span text:style-name="T6">Level:</text:span><text:span text:style-name="T5"> Drd 2</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 </text:span><text:span text:style-name="T5">Metal equipment of one creature per two levels, no two of which can be more than 30 ft. apart; or 25 lb. of metal/level, none of which can be more than 30 ft. away from any of the rest</text:span></text:p>
      <text:p text:style-name="P1"><text:soft-page-break/><text:span text:style-name="T6">Duration:</text:span><text:span text:style-name="T5"> 7 rounds</text:span></text:p>
      <text:p text:style-name="P1"><text:span text:style-name="T6">Saving Throw: </text:span><text:span text:style-name="T5">Will negates (object)</text:span></text:p>
      <text:p text:style-name="P1"><text:span text:style-name="T6">Spell Resistance:</text:span><text:span text:style-name="T5"> Yes (object)</text:span></text:p>
      <text:p text:style-name="P1"><text:span text:style-name="T7">Chill metal </text:span><text:span text:style-name="T5">makes metal extremely cold. Unattended, nonmagical metal gets no saving throw. Magical metal is allowed a saving throw against the spell. An item in a creature’s possession uses the creature’s saving throw bonus unless its own is higher.</text:span></text:p>
      <text:p text:style-name="P1"><text:span text:style-name="T5">A creature takes cold damage if its equipment is chilled. It takes full damage if its armor is affected or if it is holding, touching, wearing, or carrying metal weighing one-fifth of its weight. The creature takes minimum damage (1 point or 2 points; see the table) if it’s not wearing metal armor and the metal that it’s carrying weighs less than one-fifth of its weight.</text:span></text:p>
      <text:p text:style-name="P1"><text:span text:style-name="T5">On the first round of the spell, the metal becomes chilly and uncomfortable to touch but deals no damage. The same effect also occurs on the last round of the spell’s duration. During the second (and also the next-to-last) round, icy coldness causes pain and damage. In the third, fourth, and fifth rounds, the metal is freezing cold, causing more damage, as shown on the table below.</text:span></text:p>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7" text:outline-level="2"><text:span text:style-name="T2">Round</text:span></text:h>
          </table:table-cell>
          <table:table-cell table:style-name="Table1.A1" office:value-type="string">
            <text:h text:style-name="P7" text:outline-level="2"><text:span text:style-name="T2">Metal Temperature</text:span></text:h>
          </table:table-cell>
          <table:table-cell table:style-name="Table1.A1" office:value-type="string">
            <text:h text:style-name="P7" text:outline-level="2"><text:span text:style-name="T2">Damage</text:span></text:h>
          </table:table-cell>
        </table:table-row>
        <table:table-row table:style-name="Table1.1">
          <table:table-cell table:style-name="Table1.A2" office:value-type="string">
            <text:p text:style-name="P4"><text:span text:style-name="T5">1</text:span></text:p>
          </table:table-cell>
          <table:table-cell table:style-name="Table1.A2" office:value-type="string">
            <text:p text:style-name="P4"><text:span text:style-name="T5">Cold</text:span></text:p>
          </table:table-cell>
          <table:table-cell table:style-name="Table1.A2" office:value-type="string">
            <text:p text:style-name="P4"><text:span text:style-name="T5">None</text:span></text:p>
          </table:table-cell>
        </table:table-row>
        <table:table-row table:style-name="Table1.1">
          <table:table-cell table:style-name="Table1.A2" office:value-type="string">
            <text:p text:style-name="P1"><text:span text:style-name="T5">2</text:span></text:p>
          </table:table-cell>
          <table:table-cell table:style-name="Table1.A2" office:value-type="string">
            <text:p text:style-name="P1"><text:span text:style-name="T5">Icy</text:span></text:p>
          </table:table-cell>
          <table:table-cell table:style-name="Table1.A2" office:value-type="string">
            <text:p text:style-name="P1"><text:span text:style-name="T5">1d4 points</text:span></text:p>
          </table:table-cell>
        </table:table-row>
        <table:table-row table:style-name="Table1.1">
          <table:table-cell table:style-name="Table1.A2" office:value-type="string">
            <text:p text:style-name="P1"><text:span text:style-name="T5">3–5</text:span></text:p>
          </table:table-cell>
          <table:table-cell table:style-name="Table1.A2" office:value-type="string">
            <text:p text:style-name="P1"><text:span text:style-name="T5">Freezing</text:span></text:p>
          </table:table-cell>
          <table:table-cell table:style-name="Table1.A2" office:value-type="string">
            <text:p text:style-name="P1"><text:span text:style-name="T5">2d4 points</text:span></text:p>
          </table:table-cell>
        </table:table-row>
        <table:table-row table:style-name="Table1.1">
          <table:table-cell table:style-name="Table1.A2" office:value-type="string">
            <text:p text:style-name="P1"><text:span text:style-name="T5">6</text:span></text:p>
          </table:table-cell>
          <table:table-cell table:style-name="Table1.A2" office:value-type="string">
            <text:p text:style-name="P1"><text:span text:style-name="T5">Icy</text:span></text:p>
          </table:table-cell>
          <table:table-cell table:style-name="Table1.A2" office:value-type="string">
            <text:p text:style-name="P1"><text:span text:style-name="T5">1d4 points</text:span></text:p>
          </table:table-cell>
        </table:table-row>
        <table:table-row table:style-name="Table1.1">
          <table:table-cell table:style-name="Table1.A6" office:value-type="string">
            <text:p text:style-name="P4"><text:span text:style-name="T5">7</text:span></text:p>
          </table:table-cell>
          <table:table-cell table:style-name="Table1.A6" office:value-type="string">
            <text:p text:style-name="P4"><text:span text:style-name="T5">Cold</text:span></text:p>
          </table:table-cell>
          <table:table-cell table:style-name="Table1.A6" office:value-type="string">
            <text:p text:style-name="P4"><text:span text:style-name="T5">None</text:span></text:p>
          </table:table-cell>
        </table:table-row>
      </table:table>
      <text:p text:style-name="P1"><text:span text:style-name="T5">Any heat intense enough to damage the creature negates cold damage from the spell (and vice versa) on a point-for-point basis. Underwater, </text:span><text:span text:style-name="T7">chill metal </text:span><text:span text:style-name="T5">deals no damage, but ice immediately forms around the affected metal, making it more buoyant.</text:span></text:p>
      <text:p text:style-name="P1"><text:span text:style-name="T7">Chill metal </text:span><text:span text:style-name="T5">counters and dispels </text:span><text:span text:style-name="T7">heat metal</text:span><text:span text:style-name="T5">.</text:span></text:p>
      <text:p text:style-name="P3"/>
      <text:p text:style-name="P1"><text:span text:style-name="T4">Chill Touch</text:span></text:p>
      <text:p text:style-name="P1"><text:span text:style-name="T5">Necromancy</text:span></text:p>
      <text:p text:style-name="P1"><text:span text:style-name="T6">Level:</text:span><text:span text:style-name="T5"> Sor/Wiz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s:</text:span><text:span text:style-name="T5"> Creature or creatures touched (up to one/level)</text:span></text:p>
      <text:p text:style-name="P1"><text:span text:style-name="T6">Duration:</text:span><text:span text:style-name="T5"> Instantaneous</text:span></text:p>
      <text:p text:style-name="P1"><text:span text:style-name="T6">Saving Throw:</text:span><text:span text:style-name="T5"> Fortitude partial or Will negates; see text</text:span></text:p>
      <text:p text:style-name="P1"><text:soft-page-break/><text:span text:style-name="T6">Spell Resistance:</text:span><text:span text:style-name="T5"> Yes</text:span></text:p>
      <text:p text:style-name="P1"><text:span text:style-name="T5">A touch from your hand, which glows with blue energy, disrupts the life force of living creatures. Each touch channels negative energy that deals 1d6 points of damage. The touched creature also takes 1 point of Strength damage unless it makes a successful Fortitude saving throw. You can use this melee touch attack up to one time per level.</text:span></text:p>
      <text:p text:style-name="P1"><text:span text:style-name="T5">An undead creature you touch takes no damage of either sort, but it must make a successful Will saving throw or flee as if panicked for 1d4 rounds +1 round per caster level.</text:span></text:p>
      <text:p text:style-name="P3"/>
      <text:p text:style-name="P1"><text:span text:style-name="T4">Circle of Death</text:span></text:p>
      <text:p text:style-name="P1"><text:span text:style-name="T5">Necromancy [Death]</text:span></text:p>
      <text:p text:style-name="P1"><text:span text:style-name="T6">Level:</text:span><text:span text:style-name="T5"> Sor/Wiz 6</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Area:</text:span><text:span text:style-name="T5"> Several living creatures within a 40-ft.-radius burst</text:span></text:p>
      <text:p text:style-name="P1"><text:span text:style-name="T6">Duration:</text:span><text:span text:style-name="T5"> Instantaneous</text:span></text:p>
      <text:p text:style-name="P1"><text:span text:style-name="T6">Saving Throw:</text:span><text:span text:style-name="T5"> Fortitude negates</text:span></text:p>
      <text:p text:style-name="P1"><text:span text:style-name="T6">Spell Resistance:</text:span><text:span text:style-name="T5"> Yes</text:span></text:p>
      <text:p text:style-name="P1"><text:span text:style-name="T5">A </text:span><text:span text:style-name="T7">circle of death </text:span><text:span text:style-name="T5">snuffs out the life force of living creatures, killing them instantly.</text:span></text:p>
      <text:p text:style-name="P1"><text:span text:style-name="T5">The spell slays 1d4 HD worth of living creatures per caster level (maximum 20d4). Creatures with the fewest HD are affected first; among creatures with equal HD, those who are closest to the burst’s point of origin are affected first. No creature of 9 or more HD can be affected, and Hit Dice that are not sufficient to affect a creature are wasted.</text:span></text:p>
      <text:p text:style-name="P1"><text:span text:style-name="T7">Material Component: </text:span><text:span text:style-name="T5">The powder of a crushed black pearl with a minimum value of 500 gp.</text:span></text:p>
      <text:p text:style-name="P3"/>
      <text:p text:style-name="P1"><text:span text:style-name="T4">Clairaudience/Clairvoyance</text:span></text:p>
      <text:p text:style-name="P1"><text:span text:style-name="T5">Divination (Scrying)</text:span></text:p>
      <text:p text:style-name="P1"><text:span text:style-name="T6">Level:</text:span><text:span text:style-name="T5"> Brd 3, Knowledge 3, Sor/Wiz 3</text:span></text:p>
      <text:p text:style-name="P1"><text:span text:style-name="T6">Components:</text:span><text:span text:style-name="T5"> V, S, F/DF</text:span></text:p>
      <text:p text:style-name="P1"><text:span text:style-name="T6">Casting Time:</text:span><text:span text:style-name="T5"> 10 minutes</text:span></text:p>
      <text:p text:style-name="P1"><text:span text:style-name="T6">Range:</text:span><text:span text:style-name="T5"> Long (400 ft. + 40 ft./level)</text:span></text:p>
      <text:p text:style-name="P1"><text:soft-page-break/><text:span text:style-name="T6">Effect: </text:span><text:span text:style-name="T5">Magical sensor</text:span></text:p>
      <text:p text:style-name="P1"><text:span text:style-name="T6">Duration:</text:span><text:span text:style-name="T5"> 1 min./level (D)</text:span></text:p>
      <text:p text:style-name="P1"><text:span text:style-name="T6">Saving Throw:</text:span><text:span text:style-name="T5"> None</text:span></text:p>
      <text:p text:style-name="P1"><text:span text:style-name="T6">Spell Resistance:</text:span><text:span text:style-name="T5"> No</text:span></text:p>
      <text:p text:style-name="P1"><text:span text:style-name="T7">Clairaudience/clairvoyance </text:span><text:span text:style-name="T5">creates an invisible magical sensor at a specific location that enables you to hear or see (your choice) almost as if you were there. You don’t need line of sight or line of effect, but the locale must be known—a place familiar to you or an obvious one. Once you have selected the locale, the sensor doesn’t move, but you can rotate it in all directions to view the area as desired. Unlike other scrying spells, this spell does not allow magically or supernaturally enhanced senses to work through it. If the chosen locale is magically dark, you see nothing. If it is naturally pitch black, you can see in a 10- foot radius around the center of the spell’s effect. </text:span><text:span text:style-name="T7">Clairaudience/clairvoyance </text:span><text:span text:style-name="T5">functions only on the plane of existence you are currently occupying.</text:span></text:p>
      <text:p text:style-name="P1"><text:span text:style-name="T7">Arcane Focus: </text:span><text:span text:style-name="T5">A small horn (for hearing) or a glass eye (for seeing).</text:span></text:p>
      <text:p text:style-name="P3"/>
      <text:p text:style-name="P1"><text:span text:style-name="T4">Clenched Fist</text:span></text:p>
      <text:p text:style-name="P1"><text:span text:style-name="T5">Evocation [Force]</text:span></text:p>
      <text:p text:style-name="P1"><text:span text:style-name="T6">Level:</text:span><text:span text:style-name="T5"> Sor/Wiz 8, Strength 8</text:span></text:p>
      <text:p text:style-name="P1"><text:span text:style-name="T6">Components:</text:span><text:span text:style-name="T5"> V, S, F/DF</text:span></text:p>
      <text:p text:style-name="P1"><text:span text:style-name="T5">This spell functions like </text:span><text:span text:style-name="T7">interposing hand, </text:span><text:span text:style-name="T5">except that the hand can interpose itself, push, or strike one opponent that you select. The floating hand can move as far as 60 feet and can attack in the same round. Since this hand is directed by you, its ability to notice or attack invisible or concealed creatures is no better than yours.</text:span></text:p>
      <text:p text:style-name="P1"><text:span text:style-name="T5">The hand attacks once per round, and its attack bonus equals your caster level + your Intelligence, Wisdom, or Charisma modifier (for a wizard, cleric, or sorcerer, respectively), +11 for the hand’s Strength score (33), –1 for being Large. The hand deals 1d8+11 points of damage on each attack, and any creature struck must make a Fortitude save (against this spell’s save DC) or be stunned for 1 round. Directing the spell to a new target is a move action.</text:span></text:p>
      <text:p text:style-name="P1"><text:span text:style-name="T5">The </text:span><text:span text:style-name="T7">clenched fist </text:span><text:span text:style-name="T5">can also interpose itself as </text:span><text:span text:style-name="T7">interposing hand </text:span><text:span text:style-name="T5">does, or it can bull rush an opponent as </text:span><text:span text:style-name="T7">forceful hand </text:span><text:span text:style-name="T5">does, but at a +15 bonus on the Strength check.</text:span></text:p>
      <text:p text:style-name="P1"><text:span text:style-name="T5">Clerics who cast this spell name it for their deities.</text:span></text:p>
      <text:p text:style-name="P1"><text:span text:style-name="T7">Arcane Focus: </text:span><text:span text:style-name="T5">A leather glove.</text:span></text:p>
      <text:p text:style-name="P3"/>
      <text:p text:style-name="P1"><text:span text:style-name="T4">Cloak of Chaos</text:span></text:p>
      <text:p text:style-name="P1"><text:span text:style-name="T5">Abjuration [Chaotic]</text:span></text:p>
      <text:p text:style-name="P1"><text:span text:style-name="T6">Level:</text:span><text:span text:style-name="T5"> Chaos 8, Clr 8</text:span></text:p>
      <text:p text:style-name="P1"><text:span text:style-name="T6">Components:</text:span><text:span text:style-name="T5"> V, S, F</text:span></text:p>
      <text:p text:style-name="P1"><text:span text:style-name="T6">Casting Time:</text:span><text:span text:style-name="T5"> 1 standard action</text:span></text:p>
      <text:p text:style-name="P1"><text:span text:style-name="T6">Range:</text:span><text:span text:style-name="T5"> 20 ft.</text:span></text:p>
      <text:p text:style-name="P1"><text:span text:style-name="T6">Targets:</text:span><text:span text:style-name="T5"> One creature/level in a 20-ft.-radius burst centered on you</text:span></text:p>
      <text:p text:style-name="P1"><text:soft-page-break/><text:span text:style-name="T6">Duration:</text:span><text:span text:style-name="T5"> 1 round/level (D)</text:span></text:p>
      <text:p text:style-name="P1"><text:span text:style-name="T6">Saving Throw:</text:span><text:span text:style-name="T5"> See text</text:span></text:p>
      <text:p text:style-name="P1"><text:span text:style-name="T6">Spell Resistance:</text:span><text:span text:style-name="T5"> Yes (harmless)</text:span></text:p>
      <text:p text:style-name="P1"><text:span text:style-name="T5">A random pattern of color surrounds the subjects, protecting them from attacks, granting them resistance to spells cast by lawful creatures, and causing lawful creatures that strike the subjects to become </text:span><text:span text:style-name="T7">confused. </text:span><text:span text:style-name="T5">This abjuration has four effects.</text:span></text:p>
      <text:p text:style-name="P1"><text:span text:style-name="T5">First, each warded creature gains a +4 deflection bonus to AC and a +4 resistance bonus on saves. Unlike </text:span><text:span text:style-name="T7">protection from law</text:span><text:span text:style-name="T5">, the benefit of this spell applies against all attacks, not just against attacks by lawful creatures.</text:span></text:p>
      <text:p text:style-name="P1"><text:span text:style-name="T5">Second, each warded creature gains spell resistance 25 against lawful spells and spells cast by lawful creatures.</text:span></text:p>
      <text:p text:style-name="P1"><text:span text:style-name="T5">Third, the abjuration blocks possession and mental influence, just as </text:span><text:span text:style-name="T7">protection from law </text:span><text:span text:style-name="T5">does.</text:span></text:p>
      <text:p text:style-name="P1"><text:span text:style-name="T5">Finally, if a lawful creature succeeds on a melee attack against a warded creature, the offending attacker is </text:span><text:span text:style-name="T7">confused </text:span><text:span text:style-name="T5">for 1 round (Will save negates, as with the </text:span><text:span text:style-name="T7">confusion </text:span><text:span text:style-name="T5">spell, but against the save DC of </text:span><text:span text:style-name="T7">cloak of chaos</text:span><text:span text:style-name="T5">).</text:span></text:p>
      <text:p text:style-name="P1"><text:span text:style-name="T7">Focus: </text:span><text:span text:style-name="T5">A tiny reliquary containing some sacred relic, such as a scrap of parchment from a chaotic text. The reliquary costs at least 500 gp.</text:span></text:p>
      <text:p text:style-name="P3"/>
      <text:p text:style-name="P1"><text:span text:style-name="T4">Clone</text:span></text:p>
      <text:p text:style-name="P1"><text:span text:style-name="T5">Necromancy</text:span></text:p>
      <text:p text:style-name="P1"><text:span text:style-name="T6">Level:</text:span><text:span text:style-name="T5"> Sor/Wiz 8</text:span></text:p>
      <text:p text:style-name="P1"><text:span text:style-name="T6">Components:</text:span><text:span text:style-name="T5"> V, S, M, F</text:span></text:p>
      <text:p text:style-name="P1"><text:span text:style-name="T6">Casting Time:</text:span><text:span text:style-name="T5"> 10 minutes</text:span></text:p>
      <text:p text:style-name="P1"><text:span text:style-name="T6">Range:</text:span><text:span text:style-name="T5"> 0 ft.</text:span></text:p>
      <text:p text:style-name="P1"><text:span text:style-name="T6">Effect:</text:span><text:span text:style-name="T5"> One clone</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makes an inert duplicate of a creature. If the original individual has been slain, its soul immediately transfers to the clone, creating a replacement (provided that the soul is free and willing to return). The original’s physical remains, should they still exist, become inert and cannot thereafter be restored to life. If the original creature has reached the end of its natural life span (that is, it has died of natural causes), any cloning attempt fails.</text:span></text:p>
      <text:p text:style-name="P1"><text:span text:style-name="T5">To create the duplicate, you must have a piece of flesh (not hair, nails, scales, or the like) with a volume of at least 1 cubic inch that was taken from the original creature’s living body. The piece of flesh need not be fresh, but it must be kept from rotting. Once the spell is cast, the duplicate must be grown in a laboratory for 2d4 months.</text:span></text:p>
      <text:p text:style-name="P1"><text:span text:style-name="T5">When the clone is completed, the original’s soul enters it immediately, if that creature is already dead. The clone is physically identical with the original and possesses the same personality and memories as the original. In other respects, treat the clone as if it were the original character raised from the dead, including the loss of one level or 2 points of Constitution (if the original was a 1st-level character). If this Constitution adjustment would give the clone a Constitution score of 0, the spell fails. If the original creature has lost levels since the flesh sample was taken and died at a lower level than the clone would otherwise be, the clone is one level below the level at which the original died.</text:span></text:p>
      <text:p text:style-name="P1"><text:span text:style-name="T5">The spell duplicates only the original’s body and mind, not its equipment.</text:span></text:p>
      <text:p text:style-name="P1"><text:soft-page-break/><text:span text:style-name="T5">A duplicate can be grown while the original still lives, or when the original soul is unavailable, but the resulting body is merely a soulless bit of inert flesh, which rots if not preserved.</text:span></text:p>
      <text:p text:style-name="P1"><text:span text:style-name="T7">Material Component: </text:span><text:span text:style-name="T5">The piece of flesh and various laboratory supplies (cost 1,000 gp).</text:span></text:p>
      <text:p text:style-name="P1"><text:span text:style-name="T7">Focus: </text:span><text:span text:style-name="T5">Special laboratory equipment (cost 500 gp).</text:span></text:p>
      <text:p text:style-name="P3"/>
      <text:p text:style-name="P1"><text:span text:style-name="T4">Cloudkill</text:span></text:p>
      <text:p text:style-name="P1"><text:span text:style-name="T5">Conjuration (Creation)</text:span></text:p>
      <text:p text:style-name="P1"><text:span text:style-name="T6">Level:</text:span><text:span text:style-name="T5"> Sor/Wiz 5</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Effect:</text:span><text:span text:style-name="T5"> Cloud spreads in 20-ft. radius, 20 ft. high</text:span></text:p>
      <text:p text:style-name="P1"><text:span text:style-name="T6">Duration:</text:span><text:span text:style-name="T5"> 1 min./level</text:span></text:p>
      <text:p text:style-name="P1"><text:span text:style-name="T6">Saving Throw:</text:span><text:span text:style-name="T5"> Fortitude partial; see text</text:span></text:p>
      <text:p text:style-name="P1"><text:span text:style-name="T6">Spell Resistance:</text:span><text:span text:style-name="T5"> No</text:span></text:p>
      <text:p text:style-name="P1"><text:span text:style-name="T5">This spell generates a bank of fog, similar to a </text:span><text:span text:style-name="T7">fog cloud, </text:span><text:span text:style-name="T5">except that its vapors are yellowish green and poisonous. These vapors automatically kill any living creature with 3 or fewer HD (no save). A living creature with 4 to 6 HD is slain unless it succeeds on a Fortitude save (in which case it takes 1d4 points of Constitution damage on your turn each round while in the cloud).</text:span></text:p>
      <text:p text:style-name="P1"><text:span text:style-name="T5">A living creature with 6 or more HD takes 1d4 points of Constitution damage on your turn each round while in the cloud (a successful Fortitude save halves this damage). Holding one’s breath doesn’t help, but creatures immune to poison are unaffected by the spell.</text:span></text:p>
      <text:p text:style-name="P1"><text:span text:style-name="T5">Unlike a </text:span><text:span text:style-name="T7">fog cloud</text:span><text:span text:style-name="T5">, the </text:span><text:span text:style-name="T7">cloudkill </text:span><text:span text:style-name="T5">moves away from you at 10 feet per round, rolling along the surface of the ground.</text:span></text:p>
      <text:p text:style-name="P1"><text:span text:style-name="T5">Figure out the cloud’s new spread each round based on its new point of origin, which is 10 feet farther away from the point of origin where you cast the spell.</text:span></text:p>
      <text:p text:style-name="P1"><text:span text:style-name="T5">Because the vapors are heavier than air, they sink to the lowest level of the land, even pouring down den or sinkhole openings. It cannot penetrate liquids, nor can it be cast underwater.</text:span></text:p>
      <text:p text:style-name="P3"/>
      <text:p text:style-name="P1"><text:span text:style-name="T4">Color Spray</text:span></text:p>
      <text:p text:style-name="P1"><text:span text:style-name="T5">Illusion (Pattern) [Mind-Affecting]</text:span></text:p>
      <text:p text:style-name="P1"><text:span text:style-name="T6">Level:</text:span><text:span text:style-name="T5"> Sor/Wiz 1</text:span></text:p>
      <text:p text:style-name="P1"><text:span text:style-name="T6">Components:</text:span><text:span text:style-name="T5"> V, S, M</text:span></text:p>
      <text:p text:style-name="P1"><text:soft-page-break/><text:span text:style-name="T6">Casting Time:</text:span><text:span text:style-name="T5"> 1 standard action</text:span></text:p>
      <text:p text:style-name="P1"><text:span text:style-name="T6">Range:</text:span><text:span text:style-name="T5"> 15 ft.</text:span></text:p>
      <text:p text:style-name="P1"><text:span text:style-name="T6">Area:</text:span><text:span text:style-name="T5"> Cone-shaped burst</text:span></text:p>
      <text:p text:style-name="P1"><text:span text:style-name="T6">Duration:</text:span><text:span text:style-name="T5"> Instantaneous; see text</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A vivid cone of clashing colors springs forth from your hand, causing creatures to become stunned, perhaps also blinded, and possibly knocking them unconscious.</text:span></text:p>
      <text:p text:style-name="P1"><text:span text:style-name="T5">Each creature within the cone is affected according to its Hit Dice.</text:span></text:p>
      <text:p text:style-name="P1"><text:span text:style-name="T7">2 HD or less: </text:span><text:span text:style-name="T5">The creature is unconscious, blinded, and stunned for 2d4 rounds, then blinded and stunned for 1d4 rounds, and then stunned for 1 round. (Only living creatures are knocked unconscious.)</text:span></text:p>
      <text:p text:style-name="P1"><text:span text:style-name="T7">3 or 4 HD: </text:span><text:span text:style-name="T5">The creature is blinded and stunned for 1d4 rounds, then stunned for 1 round.</text:span></text:p>
      <text:p text:style-name="P1"><text:span text:style-name="T7">5 or more HD: </text:span><text:span text:style-name="T5">The creature is stunned for 1 round.</text:span></text:p>
      <text:p text:style-name="P1"><text:span text:style-name="T5">Sightless creatures are not affected by </text:span><text:span text:style-name="T7">color spray</text:span><text:span text:style-name="T5">.</text:span></text:p>
      <text:p text:style-name="P1"><text:span text:style-name="T7">Material Component: </text:span><text:span text:style-name="T5">A pinch each of powder or sand that is colored red, yellow, and blue.</text:span></text:p>
      <text:p text:style-name="P3"/>
      <text:p text:style-name="P1"><text:span text:style-name="T4">Command</text:span></text:p>
      <text:p text:style-name="P1"><text:span text:style-name="T5">Enchantment (Compulsion) [Language-Dependent, Mind-Affecting]</text:span></text:p>
      <text:p text:style-name="P1"><text:span text:style-name="T6">Level:</text:span><text:span text:style-name="T5"> Clr 1</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living creature</text:span></text:p>
      <text:p text:style-name="P1"><text:span text:style-name="T6">Duration:</text:span><text:span text:style-name="T5"> 1 round</text:span></text:p>
      <text:p text:style-name="P1"><text:span text:style-name="T6">Saving Throw: </text:span><text:span text:style-name="T5">Will negates</text:span></text:p>
      <text:p text:style-name="P1"><text:span text:style-name="T6">Spell Resistance:</text:span><text:span text:style-name="T5"> Yes</text:span></text:p>
      <text:p text:style-name="P1"><text:soft-page-break/><text:span text:style-name="T5">You give the subject a single command, which it obeys to the best of its ability at its earliest opportunity. You may select from the following options.</text:span></text:p>
      <text:p text:style-name="P1"><text:span text:style-name="T7">Approach: </text:span><text:span text:style-name="T5">On its turn, the subject moves toward you as quickly and directly as possible for 1 round. The creature may do nothing but move during its turn, and it provokes attacks of opportunity for this movement as normal.</text:span></text:p>
      <text:p text:style-name="P1"><text:span text:style-name="T7">Drop: </text:span><text:span text:style-name="T5">On its turn, the subject drops whatever it is holding. It can’t pick up any dropped item until its next turn.</text:span></text:p>
      <text:p text:style-name="P1"><text:span text:style-name="T7">Fall: </text:span><text:span text:style-name="T5">On its turn, the subject falls to the ground and remains prone for 1 round. It may act normally while prone but takes any appropriate penalties.</text:span></text:p>
      <text:p text:style-name="P1"><text:span text:style-name="T7">Flee: </text:span><text:span text:style-name="T5">On its turn, the subject moves away from you as quickly as possible for 1 round. It may do nothing but move during its turn, and it provokes attacks of opportunity for this movement as normal.</text:span></text:p>
      <text:p text:style-name="P1"><text:span text:style-name="T7">Halt: </text:span><text:span text:style-name="T5">The subject stands in place for 1 round. It may not take any actions but is not considered helpless.</text:span></text:p>
      <text:p text:style-name="P1"><text:span text:style-name="T5">If the subject can’t carry out your command on its next turn, the spell automatically fails.</text:span></text:p>
      <text:p text:style-name="P3"/>
      <text:p text:style-name="P1"><text:span text:style-name="T4">Command, Greater</text:span></text:p>
      <text:p text:style-name="P1"><text:span text:style-name="T5">Enchantment (Compulsion) [Language-Dependent, Mind-Affecting]</text:span></text:p>
      <text:p text:style-name="P1"><text:span text:style-name="T6">Level:</text:span><text:span text:style-name="T5"> Clr 5</text:span></text:p>
      <text:p text:style-name="P1"><text:span text:style-name="T6">Targets:</text:span><text:span text:style-name="T5"> One creature/level, no two of which can be more than 30 ft. apart</text:span></text:p>
      <text:p text:style-name="P1"><text:span text:style-name="T6">Duration:</text:span><text:span text:style-name="T5"> 1 round/level</text:span></text:p>
      <text:p text:style-name="P1"><text:span text:style-name="T5">This spell functions like </text:span><text:span text:style-name="T7">command, </text:span><text:span text:style-name="T5">except that up to one creature per level may be affected, and the activities continue beyond 1 round. At the start of each commanded creature’s action after the first, it gets another Will save to attempt to break free from the spell. Each creature must receive the same command.</text:span></text:p>
      <text:p text:style-name="P3"/>
      <text:p text:style-name="P1"><text:span text:style-name="T4">Command Plants</text:span></text:p>
      <text:p text:style-name="P1"><text:span text:style-name="T5">Transmutation</text:span></text:p>
      <text:p text:style-name="P1"><text:span text:style-name="T6">Level:</text:span><text:span text:style-name="T5"> Drd 4, Plant 4, Rgr 3</text:span></text:p>
      <text:p text:style-name="P1"><text:span text:style-name="T6">Components:</text:span><text:span text:style-name="T5"> V</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Up to 2 HD/level of plant creatures, no two of which can be more than 30 ft. apart</text:span></text:p>
      <text:p text:style-name="P1"><text:span text:style-name="T6">Duration:</text:span><text:span text:style-name="T5"> One day/level</text:span></text:p>
      <text:p text:style-name="P1"><text:span text:style-name="T6">Saving Throw: </text:span><text:span text:style-name="T5">Will negates</text:span></text:p>
      <text:p text:style-name="P1"><text:soft-page-break/><text:span text:style-name="T6">Spell Resistance:</text:span><text:span text:style-name="T5"> Yes</text:span></text:p>
      <text:p text:style-name="P1"><text:span text:style-name="T5">This spell allows you some degree of control over one or more plant creatures. Affected plant creatures can understand you, and they perceive your words and actions in the most favorable way (treat their attitude as friendly). They will not attack you while the spell lasts. You can try to give a subject orders, but you must win an opposed Charisma check to convince it to do anything it wouldn’t ordinarily do. (Retries are not allowed.) A commanded plant never obeys suicidal or obviously harmful orders, but it might be convinced that something very dangerous is worth doing.</text:span></text:p>
      <text:p text:style-name="P1"><text:span text:style-name="T5">You can affect a number of plant creatures whose combined level or HD do not exceed twice your level.</text:span></text:p>
      <text:p text:style-name="P3"/>
      <text:p text:style-name="P1"><text:span text:style-name="T4">Command Undead</text:span></text:p>
      <text:p text:style-name="P1"><text:span text:style-name="T5">Necromancy</text:span></text:p>
      <text:p text:style-name="P1"><text:span text:style-name="T6">Level:</text:span><text:span text:style-name="T5"> Sor/Wiz 2</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One undead creature</text:span></text:p>
      <text:p text:style-name="P1"><text:span text:style-name="T6">Duration:</text:span><text:span text:style-name="T5"> One day/level</text:span></text:p>
      <text:p text:style-name="P1"><text:span text:style-name="T6">Saving Throw: </text:span><text:span text:style-name="T5">Will negates; see text</text:span></text:p>
      <text:p text:style-name="P1"><text:span text:style-name="T6">Spell Resistance:</text:span><text:span text:style-name="T5"> Yes</text:span></text:p>
      <text:p text:style-name="P1"><text:span text:style-name="T5">This spell allows you some degree of control over an undead creature. Assuming the subject is intelligent, it perceives your words and actions in the most favorable way (treat its attitude as friendly). It will not attack you while the spell lasts. You can try to give the subject orders, but you must win an opposed Charisma check to convince it to do anything it wouldn’t ordinarily do. (Retries are not allowed.) An intelligent commanded undead never obeys suicidal or obviously harmful orders, but it might be convinced that something very dangerous is worth doing.</text:span></text:p>
      <text:p text:style-name="P1"><text:span text:style-name="T5">A nonintelligent undead creature gets no saving throw against this spell. When you control a mindless being, you can communicate only basic commands, such as “come here,” “go there,” “fight,” “stand still,” and so on. Nonintelligent undead won’t resist suicidal or obviously harmful orders.</text:span></text:p>
      <text:p text:style-name="P1"><text:span text:style-name="T5">Any act by you or your apparent allies that threatens the commanded undead (regardless of its Intelligence) breaks the spell.</text:span></text:p>
      <text:p text:style-name="P1"><text:span text:style-name="T5">Your commands are not telepathic. The undead creature must be able to hear you.</text:span></text:p>
      <text:p text:style-name="P1"><text:span text:style-name="T7">Material Component: </text:span><text:span text:style-name="T5">A shred of raw meat and a splinter of bone.</text:span></text:p>
      <text:p text:style-name="P3"/>
      <text:p text:style-name="P1"><text:span text:style-name="T4">Commune</text:span></text:p>
      <text:p text:style-name="P1"><text:span text:style-name="T5">Divination</text:span></text:p>
      <text:p text:style-name="P1"><text:span text:style-name="T6">Level:</text:span><text:span text:style-name="T5"> Clr 5</text:span></text:p>
      <text:p text:style-name="P1"><text:span text:style-name="T6">Components:</text:span><text:span text:style-name="T5"> V, S, M, DF, XP</text:span></text:p>
      <text:p text:style-name="P1"><text:soft-page-break/><text:span text:style-name="T6">Casting Time:</text:span><text:span text:style-name="T5"> 10 minutes</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 round/level</text:span></text:p>
      <text:p text:style-name="P1"><text:span text:style-name="T5">You contact your deity—or agents thereof —and ask questions that can be answered by a simple yes or no. (A cleric of no particular deity contacts a philosophically allied deity.) You are allowed one such question per caster level. The answers given are correct within the limits of the entity’s knowledge. “Unclear” is a legitimate answer, because powerful beings of the Outer Planes are not necessarily omniscient. In cases where a one-word answer would be misleading or contrary to the deity’s interests, a short phrase (five words or less) may be given as an answer instead.</text:span></text:p>
      <text:p text:style-name="P1"><text:span text:style-name="T5">The spell, at best, provides information to aid character decisions. The entities contacted structure their answers to further their own purposes. If you lag, discuss the answers, or go off to do anything else, the spell ends.</text:span></text:p>
      <text:p text:style-name="P1"><text:span text:style-name="T7">Material Component: </text:span><text:span text:style-name="T5">Holy (or unholy) water and incense.</text:span></text:p>
      <text:p text:style-name="P1"><text:span text:style-name="T7">XP Cost: </text:span><text:span text:style-name="T5">100 XP.</text:span></text:p>
      <text:p text:style-name="P3"/>
      <text:p text:style-name="P1"><text:span text:style-name="T4">Commune with Nature</text:span></text:p>
      <text:p text:style-name="P1"><text:span text:style-name="T5">Divination</text:span></text:p>
      <text:p text:style-name="P1"><text:span text:style-name="T6">Level:</text:span><text:span text:style-name="T5"> Animal 5, Drd 5, Rgr 4</text:span></text:p>
      <text:p text:style-name="P1"><text:span text:style-name="T6">Components:</text:span><text:span text:style-name="T5"> V, S</text:span></text:p>
      <text:p text:style-name="P1"><text:span text:style-name="T6">Casting Time:</text:span><text:span text:style-name="T5"> 10 minutes</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Instantaneous</text:span></text:p>
      <text:p text:style-name="P1"><text:span text:style-name="T5">You become one with nature, attaining knowledge of the surrounding territory. You instantly gain knowledge of as many as three facts from among the following subjects: the ground or terrain, plants, minerals, bodies of water, people, general animal population, presence of woodland creatures, presence of powerful unnatural creatures, or even the general state of the natural setting.</text:span></text:p>
      <text:p text:style-name="P1"><text:span text:style-name="T5">In outdoor settings, the spell operates in a radius of 1 mile per caster level. In natural underground settings—caves, caverns, and the like—the radius is limited to 100 feet per caster level. The spell does not function where nature has been replaced by construction or settlement, such as in dungeons and towns.</text:span></text:p>
      <text:p text:style-name="P3"/>
      <text:p text:style-name="P1"><text:span text:style-name="T4">Comprehend Languages</text:span></text:p>
      <text:p text:style-name="P1"><text:span text:style-name="T5">Divination</text:span></text:p>
      <text:p text:style-name="P1"><text:span text:style-name="T6">Level:</text:span><text:span text:style-name="T5"> Brd 1, Clr 1, Sor/Wiz 1</text:span></text:p>
      <text:p text:style-name="P1"><text:span text:style-name="T6">Components:</text:span><text:span text:style-name="T5"> V, S, M/DF</text:span></text:p>
      <text:p text:style-name="P1"><text:soft-page-break/><text:span text:style-name="T6">Casting Time:</text:span><text:span text:style-name="T5"> 1 standard action</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10 min./level</text:span></text:p>
      <text:p text:style-name="P1"><text:span text:style-name="T5">You can understand the spoken words of creatures or read otherwise incomprehensible written messages. In either case, you must touch the creature or the writing. The ability to read does not necessarily impart insight into the material, merely its literal meaning. The spell enables you to understand or read an unknown language, not speak or write it.</text:span></text:p>
      <text:p text:style-name="P1"><text:span text:style-name="T5">Written material can be read at the rate of one page (250 words) per minute. Magical writing cannot be read, though the spell reveals that it is magical. This spell can be foiled by certain warding magic (such as the </text:span><text:span text:style-name="T7">secret page </text:span><text:span text:style-name="T5">and </text:span><text:span text:style-name="T7">illusory script </text:span><text:span text:style-name="T5">spells). It does not decipher codes or reveal messages concealed in otherwise normal text.</text:span></text:p>
      <text:p text:style-name="P1"><text:span text:style-name="T7">Comprehend languages </text:span><text:span text:style-name="T5">can be made permanent with a </text:span><text:span text:style-name="T7">permanency </text:span><text:span text:style-name="T5">spell.</text:span></text:p>
      <text:p text:style-name="P1"><text:span text:style-name="T7">Arcane Material Component: </text:span><text:span text:style-name="T5">A pinch of soot and a few grains of salt.</text:span></text:p>
      <text:p text:style-name="P3"/>
      <text:p text:style-name="P1"><text:span text:style-name="T4">Cone of Cold</text:span></text:p>
      <text:p text:style-name="P1"><text:span text:style-name="T5">Evocation [Cold]</text:span></text:p>
      <text:p text:style-name="P1"><text:span text:style-name="T6">Level:</text:span><text:span text:style-name="T5"> Sor/Wiz 5, Water 6</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60 ft.</text:span></text:p>
      <text:p text:style-name="P1"><text:span text:style-name="T6">Area:</text:span><text:span text:style-name="T5"> Cone-shaped burst</text:span></text:p>
      <text:p text:style-name="P1"><text:span text:style-name="T6">Duration:</text:span><text:span text:style-name="T5"> Instantaneous</text:span></text:p>
      <text:p text:style-name="P1"><text:span text:style-name="T6">Saving Throw:</text:span><text:span text:style-name="T5"> Reflex half</text:span></text:p>
      <text:p text:style-name="P1"><text:span text:style-name="T6">Spell Resistance:</text:span><text:span text:style-name="T5"> Yes</text:span></text:p>
      <text:p text:style-name="P1"><text:span text:style-name="T7">Cone of cold </text:span><text:span text:style-name="T5">creates an area of extreme cold, originating at your hand and extending outward in a cone. It drains heat, dealing 1d6 points of cold damage per caster level (maximum 15d6).</text:span></text:p>
      <text:p text:style-name="P1"><text:span text:style-name="T7">Arcane Material Component: </text:span><text:span text:style-name="T5">A very small crystal or glass cone.</text:span></text:p>
      <text:p text:style-name="P3"/>
      <text:p text:style-name="P1"><text:span text:style-name="T4">Confusion</text:span></text:p>
      <text:p text:style-name="P1"><text:span text:style-name="T5">Enchantment (Compulsion) [Mind-Affecting]</text:span></text:p>
      <text:p text:style-name="P1"><text:soft-page-break/><text:span text:style-name="T6">Level:</text:span><text:span text:style-name="T5"> Brd 3, Sor/Wiz 4, Trickery 4</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 </text:span><text:span text:style-name="T5">Medium (100 ft. + 10 ft./level)</text:span></text:p>
      <text:p text:style-name="P1"><text:span text:style-name="T6">Targets:</text:span><text:span text:style-name="T5"> All creatures in a 15-ft. radius burst</text:span></text:p>
      <text:p text:style-name="P1"><text:span text:style-name="T6">Duration:</text:span><text:span text:style-name="T5"> 1 round/level</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This spell causes the targets to become </text:span><text:span text:style-name="T7">confused, </text:span><text:span text:style-name="T5">making them unable to independently determine what they will do.</text:span></text:p>
      <text:p text:style-name="P1"><text:span text:style-name="T5">Roll on the following table at the beginning of each subject’s turn each round to see what the subject does in that round.</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6">d%</text:span></text:p>
          </table:table-cell>
          <table:table-cell table:style-name="Table2.A1" office:value-type="string">
            <text:p text:style-name="P4"><text:span text:style-name="T6">Behavior</text:span></text:p>
          </table:table-cell>
        </table:table-row>
        <table:table-row table:style-name="Table2.1">
          <table:table-cell table:style-name="Table2.A2" office:value-type="string">
            <text:p text:style-name="P4"><text:span text:style-name="T5">01–10</text:span></text:p>
          </table:table-cell>
          <table:table-cell table:style-name="Table2.A2" office:value-type="string">
            <text:p text:style-name="P4"><text:span text:style-name="T5">Attack caster with melee or ranged weapons (or close with caster if attack is not possible).</text:span></text:p>
          </table:table-cell>
        </table:table-row>
        <table:table-row table:style-name="Table2.1">
          <table:table-cell table:style-name="Table2.A2" office:value-type="string">
            <text:p text:style-name="P1"><text:span text:style-name="T5">11–20</text:span></text:p>
          </table:table-cell>
          <table:table-cell table:style-name="Table2.A2" office:value-type="string">
            <text:p text:style-name="P1"><text:span text:style-name="T5">Act normally.</text:span></text:p>
          </table:table-cell>
        </table:table-row>
        <table:table-row table:style-name="Table2.1">
          <table:table-cell table:style-name="Table2.A2" office:value-type="string">
            <text:p text:style-name="P1"><text:span text:style-name="T5">21–50</text:span></text:p>
          </table:table-cell>
          <table:table-cell table:style-name="Table2.A2" office:value-type="string">
            <text:p text:style-name="P1"><text:span text:style-name="T5">Do nothing but babble incoherently.</text:span></text:p>
          </table:table-cell>
        </table:table-row>
        <table:table-row table:style-name="Table2.1">
          <table:table-cell table:style-name="Table2.A2" office:value-type="string">
            <text:p text:style-name="P1"><text:span text:style-name="T5">51–70</text:span></text:p>
          </table:table-cell>
          <table:table-cell table:style-name="Table2.A2" office:value-type="string">
            <text:p text:style-name="P1"><text:span text:style-name="T5">Flee away from caster at top possible speed.</text:span></text:p>
          </table:table-cell>
        </table:table-row>
        <table:table-row table:style-name="Table2.1">
          <table:table-cell table:style-name="Table2.A6" office:value-type="string">
            <text:p text:style-name="P4"><text:span text:style-name="T5">71–100</text:span></text:p>
          </table:table-cell>
          <table:table-cell table:style-name="Table2.A6" office:value-type="string">
            <text:p text:style-name="P4"><text:span text:style-name="T5">Attack nearest creature (for this purpose, a familiar counts as part of the subject’s self).</text:span></text:p>
          </table:table-cell>
        </table:table-row>
      </table:table>
      <text:p text:style-name="P1"><text:span text:style-name="T5">A </text:span><text:span text:style-name="T7">confused </text:span><text:span text:style-name="T5">character who can’t carry out the indicated action does nothing but babble incoherently. Attackers are not at any special advantage when attacking a </text:span><text:span text:style-name="T7">confused </text:span><text:span text:style-name="T5">character. Any </text:span><text:span text:style-name="T7">confused </text:span><text:span text:style-name="T5">character who is attacked automatically attacks its attackers on its next turn, as long as it is still </text:span><text:span text:style-name="T7">confused </text:span><text:span text:style-name="T5">when its turn comes. Note that a </text:span><text:span text:style-name="T7">confused </text:span><text:span text:style-name="T5">character will not make attacks of opportunity against any creature that it is not already devoted to attacking (either because of its most recent action or because it has just been attacked).</text:span></text:p>
      <text:p text:style-name="P1"><text:span text:style-name="T7">Arcane Material Component: </text:span><text:span text:style-name="T5">A set of three nut shells.</text:span></text:p>
      <text:p text:style-name="P3"/>
      <text:p text:style-name="P1"><text:span text:style-name="T4">Confusion, Lesser</text:span></text:p>
      <text:p text:style-name="P1"><text:span text:style-name="T5">Enchantment (Compulsion) [Mind-Affecting]</text:span></text:p>
      <text:p text:style-name="P1"><text:span text:style-name="T6">Level:</text:span><text:span text:style-name="T5"> Brd 1</text:span></text:p>
      <text:p text:style-name="P1"><text:span text:style-name="T6">Components:</text:span><text:span text:style-name="T5"> V, S, DF</text:span></text:p>
      <text:p text:style-name="P1"><text:span text:style-name="T6">Range:</text:span><text:span text:style-name="T5"> Close (25 ft. + 5 ft./2 levels)</text:span></text:p>
      <text:p text:style-name="P1"><text:soft-page-break/><text:span text:style-name="T6">Target:</text:span><text:span text:style-name="T5"> One living creature</text:span></text:p>
      <text:p text:style-name="P1"><text:span text:style-name="T6">Duration:</text:span><text:span text:style-name="T5"> 1 round</text:span></text:p>
      <text:p text:style-name="P1"><text:span text:style-name="T5">This spell causes a single creature to become </text:span><text:span text:style-name="T7">confused </text:span><text:span text:style-name="T5">for 1 round. See the </text:span><text:span text:style-name="T7">confusion </text:span><text:span text:style-name="T5">spell, above, to determine the exact effect on the subject.</text:span></text:p>
      <text:p text:style-name="P3"/>
      <text:p text:style-name="P1"><text:span text:style-name="T4">Consecrate</text:span></text:p>
      <text:p text:style-name="P1"><text:span text:style-name="T5">Evocation [Good]</text:span></text:p>
      <text:p text:style-name="P1"><text:span text:style-name="T6">Level:</text:span><text:span text:style-name="T5"> Clr 2</text:span></text:p>
      <text:p text:style-name="P1"><text:span text:style-name="T6">Components:</text:span><text:span text:style-name="T5"> V, S, M, 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Area:</text:span><text:span text:style-name="T5"> 20-ft.-radius emanation</text:span></text:p>
      <text:p text:style-name="P1"><text:span text:style-name="T6">Duration:</text:span><text:span text:style-name="T5"> 2 hours/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blesses an area with positive energy. Each Charisma check made to turn undead within this area gains a +3 sacred bonus. Every undead creature entering a </text:span><text:span text:style-name="T7">consecrated </text:span><text:span text:style-name="T5">area suffers minor disruption, giving it a –1 penalty on attack rolls, damage rolls, and saves. Undead cannot be created within or summoned into a </text:span><text:span text:style-name="T7">consecrated </text:span><text:span text:style-name="T5">area.</text:span></text:p>
      <text:p text:style-name="P1"><text:span text:style-name="T5">If the </text:span><text:span text:style-name="T7">consecrated </text:span><text:span text:style-name="T5">area contains an altar, shrine, or other permanent fixture dedicated to your deity, pantheon, or aligned higher power, the modifiers given above are doubled (+6 sacred bonus on turning checks, –2 penalties for undead in the area). You cannot consecrate an area with a similar fixture of a deity other than your own patron.</text:span></text:p>
      <text:p text:style-name="P1"><text:span text:style-name="T5">If the area does contain an altar, shrine, or other permanent fixture of a deity, pantheon, or higher power other than your patron, the </text:span><text:span text:style-name="T7">consecrate </text:span><text:span text:style-name="T5">spell instead curses the area, cutting off its connection with the associated deity or power. This secondary function, if used, does not also grant the bonuses and penalties relating to undead, as given above.</text:span></text:p>
      <text:p text:style-name="P1"><text:span text:style-name="T7">Consecrate </text:span><text:span text:style-name="T5">counters and dispels </text:span><text:span text:style-name="T7">desecrate</text:span><text:span text:style-name="T5">.</text:span></text:p>
      <text:p text:style-name="P1"><text:span text:style-name="T7">Material Component: </text:span><text:span text:style-name="T5">A vial of holy water and 25 gp worth (5 pounds) of silver dust, all of which must be sprinkled around the area.</text:span></text:p>
      <text:p text:style-name="P3"/>
      <text:p text:style-name="P1"><text:span text:style-name="T4">Contact Other Plane</text:span></text:p>
      <text:p text:style-name="P1"><text:span text:style-name="T5">Divination</text:span></text:p>
      <text:p text:style-name="P1"><text:span text:style-name="T6">Level:</text:span><text:span text:style-name="T5"> Sor/Wiz 5</text:span></text:p>
      <text:p text:style-name="P1"><text:span text:style-name="T6">Components:</text:span><text:span text:style-name="T5"> V</text:span></text:p>
      <text:p text:style-name="P1"><text:soft-page-break/><text:span text:style-name="T6">Casting Time:</text:span><text:span text:style-name="T5"> 10 minutes</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Concentration</text:span></text:p>
      <text:p text:style-name="P1"><text:span text:style-name="T5">You send your mind to another plane of existence (an Elemental Plane or some plane farther removed) in order to receive advice and information from powers there. (See the accompanying table for possible consequences and results of the attempt.) The powers reply in a language you understand, but they resent such contact and give only brief answers to your questions. (All questions are answered with “yes,” “no,” “maybe,” “never,” “irrelevant,” or some other one-word answer.)</text:span></text:p>
      <text:p text:style-name="P1"><text:span text:style-name="T5">You must concentrate on maintaining the spell (a standard action) in order to ask questions at the rate of one per round. A question is answered by the power during the same round. For every two caster levels, you may ask one question.</text:span></text:p>
      <text:p text:style-name="P1"><text:span text:style-name="T5">Contact with minds far removed from your home plane increases the probability that you will incur a decrease to Intelligence and Charisma, but the chance of the power knowing the answer, as well as the probability of the entity answering correctly, are likewise increased by moving to distant planes.</text:span></text:p>
      <text:p text:style-name="P1"><text:span text:style-name="T5">Once the Outer Planes are reached, the power of the deity contacted determines the effects. (Random results obtained from the table are subject to the personalities of individual deities.)</text:span></text:p>
      <text:p text:style-name="P1"><text:span text:style-name="T5">On rare occasions, this divination may be blocked by an act of certain deities or forc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text:span text:style-name="T6">Plane Contacted</text:span></text:p>
          </table:table-cell>
          <table:table-cell table:style-name="Table3.A1" office:value-type="string">
            <text:p text:style-name="P4"><text:span text:style-name="T6">Avoid Int/Cha Decrease</text:span></text:p>
          </table:table-cell>
          <table:table-cell table:style-name="Table3.A1" office:value-type="string">
            <text:p text:style-name="P4"><text:span text:style-name="T6">True Answer</text:span></text:p>
          </table:table-cell>
          <table:table-cell table:style-name="Table3.A1" office:value-type="string">
            <text:p text:style-name="P4"><text:span text:style-name="T6">Don’t Know</text:span></text:p>
          </table:table-cell>
          <table:table-cell table:style-name="Table3.A1" office:value-type="string">
            <text:p text:style-name="P4"><text:span text:style-name="T6">Lie</text:span></text:p>
          </table:table-cell>
          <table:table-cell table:style-name="Table3.A1" office:value-type="string">
            <text:p text:style-name="P4"><text:span text:style-name="T6">Random Answer</text:span></text:p>
          </table:table-cell>
        </table:table-row>
        <table:table-row table:style-name="Table3.1">
          <table:table-cell table:style-name="Table3.A2" office:value-type="string">
            <text:p text:style-name="P4"><text:span text:style-name="T5">Elemental Plane</text:span></text:p>
          </table:table-cell>
          <table:table-cell table:style-name="Table3.A2" office:value-type="string">
            <text:p text:style-name="P4"><text:span text:style-name="T5">DC 7/1 week</text:span></text:p>
          </table:table-cell>
          <table:table-cell table:style-name="Table3.A2" office:value-type="string">
            <text:p text:style-name="P4"><text:span text:style-name="T5">01–34</text:span></text:p>
          </table:table-cell>
          <table:table-cell table:style-name="Table3.A2" office:value-type="string">
            <text:p text:style-name="P4"><text:span text:style-name="T5">35–62</text:span></text:p>
          </table:table-cell>
          <table:table-cell table:style-name="Table3.A2" office:value-type="string">
            <text:p text:style-name="P4"><text:span text:style-name="T5">63–83</text:span></text:p>
          </table:table-cell>
          <table:table-cell table:style-name="Table3.A2" office:value-type="string">
            <text:p text:style-name="P4"><text:span text:style-name="T5">84–100</text:span></text:p>
          </table:table-cell>
        </table:table-row>
        <table:table-row table:style-name="Table3.1">
          <table:table-cell table:style-name="Table3.A2" office:value-type="string">
            <text:p text:style-name="P5"><text:span text:style-name="T5">(appropriate)</text:span></text:p>
          </table:table-cell>
          <table:table-cell table:style-name="Table3.A2" office:value-type="string">
            <text:p text:style-name="P1"><text:span text:style-name="T5">(DC 7/1 week)</text:span></text:p>
          </table:table-cell>
          <table:table-cell table:style-name="Table3.A2" office:value-type="string">
            <text:p text:style-name="P1"><text:span text:style-name="T5">(01–68)</text:span></text:p>
          </table:table-cell>
          <table:table-cell table:style-name="Table3.A2" office:value-type="string">
            <text:p text:style-name="P1"><text:span text:style-name="T5">(69–75)</text:span></text:p>
          </table:table-cell>
          <table:table-cell table:style-name="Table3.A2" office:value-type="string">
            <text:p text:style-name="P1"><text:span text:style-name="T5">(76–98)</text:span></text:p>
          </table:table-cell>
          <table:table-cell table:style-name="Table3.A2" office:value-type="string">
            <text:p text:style-name="P1"><text:span text:style-name="T5">(99–100)</text:span></text:p>
          </table:table-cell>
        </table:table-row>
        <table:table-row table:style-name="Table3.1">
          <table:table-cell table:style-name="Table3.A2" office:value-type="string">
            <text:p text:style-name="P1"><text:span text:style-name="T5">Positive/Negative Energy Plane</text:span></text:p>
          </table:table-cell>
          <table:table-cell table:style-name="Table3.A2" office:value-type="string">
            <text:p text:style-name="P1"><text:span text:style-name="T5">DC 8/1 week</text:span></text:p>
          </table:table-cell>
          <table:table-cell table:style-name="Table3.A2" office:value-type="string">
            <text:p text:style-name="P1"><text:span text:style-name="T5">01–39</text:span></text:p>
          </table:table-cell>
          <table:table-cell table:style-name="Table3.A2" office:value-type="string">
            <text:p text:style-name="P1"><text:span text:style-name="T5">40–65</text:span></text:p>
          </table:table-cell>
          <table:table-cell table:style-name="Table3.A2" office:value-type="string">
            <text:p text:style-name="P1"><text:span text:style-name="T5">66–86</text:span></text:p>
          </table:table-cell>
          <table:table-cell table:style-name="Table3.A2" office:value-type="string">
            <text:p text:style-name="P1"><text:span text:style-name="T5">87–100</text:span></text:p>
          </table:table-cell>
        </table:table-row>
        <table:table-row table:style-name="Table3.1">
          <table:table-cell table:style-name="Table3.A2" office:value-type="string">
            <text:p text:style-name="P1"><text:span text:style-name="T5">Astral Plane</text:span></text:p>
          </table:table-cell>
          <table:table-cell table:style-name="Table3.A2" office:value-type="string">
            <text:p text:style-name="P1"><text:span text:style-name="T5">DC 9/1 week</text:span></text:p>
          </table:table-cell>
          <table:table-cell table:style-name="Table3.A2" office:value-type="string">
            <text:p text:style-name="P1"><text:span text:style-name="T5">01–44</text:span></text:p>
          </table:table-cell>
          <table:table-cell table:style-name="Table3.A2" office:value-type="string">
            <text:p text:style-name="P1"><text:span text:style-name="T5">45–67</text:span></text:p>
          </table:table-cell>
          <table:table-cell table:style-name="Table3.A2" office:value-type="string">
            <text:p text:style-name="P1"><text:span text:style-name="T5">68–88</text:span></text:p>
          </table:table-cell>
          <table:table-cell table:style-name="Table3.A2" office:value-type="string">
            <text:p text:style-name="P1"><text:span text:style-name="T5">89–100</text:span></text:p>
          </table:table-cell>
        </table:table-row>
        <table:table-row table:style-name="Table3.1">
          <table:table-cell table:style-name="Table3.A2" office:value-type="string">
            <text:p text:style-name="P1"><text:span text:style-name="T5">Outer Plane, demideity</text:span></text:p>
          </table:table-cell>
          <table:table-cell table:style-name="Table3.A2" office:value-type="string">
            <text:p text:style-name="P1"><text:span text:style-name="T5">DC 10/2 weeks</text:span></text:p>
          </table:table-cell>
          <table:table-cell table:style-name="Table3.A2" office:value-type="string">
            <text:p text:style-name="P1"><text:span text:style-name="T5">01–49</text:span></text:p>
          </table:table-cell>
          <table:table-cell table:style-name="Table3.A2" office:value-type="string">
            <text:p text:style-name="P1"><text:span text:style-name="T5">50–70</text:span></text:p>
          </table:table-cell>
          <table:table-cell table:style-name="Table3.A2" office:value-type="string">
            <text:p text:style-name="P1"><text:span text:style-name="T5">71–91</text:span></text:p>
          </table:table-cell>
          <table:table-cell table:style-name="Table3.A2" office:value-type="string">
            <text:p text:style-name="P1"><text:span text:style-name="T5">92–100</text:span></text:p>
          </table:table-cell>
        </table:table-row>
        <table:table-row table:style-name="Table3.1">
          <table:table-cell table:style-name="Table3.A2" office:value-type="string">
            <text:p text:style-name="P1"><text:span text:style-name="T5">Outer Plane, lesser deity</text:span></text:p>
          </table:table-cell>
          <table:table-cell table:style-name="Table3.A2" office:value-type="string">
            <text:p text:style-name="P1"><text:span text:style-name="T5">DC 12/3 weeks</text:span></text:p>
          </table:table-cell>
          <table:table-cell table:style-name="Table3.A2" office:value-type="string">
            <text:p text:style-name="P1"><text:span text:style-name="T5">01–60</text:span></text:p>
          </table:table-cell>
          <table:table-cell table:style-name="Table3.A2" office:value-type="string">
            <text:p text:style-name="P1"><text:span text:style-name="T5">61–75</text:span></text:p>
          </table:table-cell>
          <table:table-cell table:style-name="Table3.A2" office:value-type="string">
            <text:p text:style-name="P1"><text:span text:style-name="T5">76–95</text:span></text:p>
          </table:table-cell>
          <table:table-cell table:style-name="Table3.A2" office:value-type="string">
            <text:p text:style-name="P1"><text:span text:style-name="T5">96–100</text:span></text:p>
          </table:table-cell>
        </table:table-row>
        <table:table-row table:style-name="Table3.1">
          <table:table-cell table:style-name="Table3.A2" office:value-type="string">
            <text:p text:style-name="P1"><text:span text:style-name="T5">Outer Plane, intermediate deity</text:span></text:p>
          </table:table-cell>
          <table:table-cell table:style-name="Table3.A2" office:value-type="string">
            <text:p text:style-name="P1"><text:span text:style-name="T5">DC 14/4 weeks</text:span></text:p>
          </table:table-cell>
          <table:table-cell table:style-name="Table3.A2" office:value-type="string">
            <text:p text:style-name="P1"><text:span text:style-name="T5">01–73</text:span></text:p>
          </table:table-cell>
          <table:table-cell table:style-name="Table3.A2" office:value-type="string">
            <text:p text:style-name="P1"><text:span text:style-name="T5">74–81</text:span></text:p>
          </table:table-cell>
          <table:table-cell table:style-name="Table3.A2" office:value-type="string">
            <text:p text:style-name="P1"><text:span text:style-name="T5">82–98</text:span></text:p>
          </table:table-cell>
          <table:table-cell table:style-name="Table3.A2" office:value-type="string">
            <text:p text:style-name="P1"><text:span text:style-name="T5">99–100</text:span></text:p>
          </table:table-cell>
        </table:table-row>
        <table:table-row table:style-name="Table3.1">
          <table:table-cell table:style-name="Table3.A9" office:value-type="string">
            <text:p text:style-name="P4"><text:span text:style-name="T5">Outer Plane, greater deity</text:span></text:p>
          </table:table-cell>
          <table:table-cell table:style-name="Table3.A9" office:value-type="string">
            <text:p text:style-name="P4"><text:span text:style-name="T5">DC 16/5 weeks</text:span></text:p>
          </table:table-cell>
          <table:table-cell table:style-name="Table3.A9" office:value-type="string">
            <text:p text:style-name="P4"><text:span text:style-name="T5">01–88</text:span></text:p>
          </table:table-cell>
          <table:table-cell table:style-name="Table3.A9" office:value-type="string">
            <text:p text:style-name="P4"><text:span text:style-name="T5">89–90</text:span></text:p>
          </table:table-cell>
          <table:table-cell table:style-name="Table3.A9" office:value-type="string">
            <text:p text:style-name="P4"><text:span text:style-name="T5">91–99</text:span></text:p>
          </table:table-cell>
          <table:table-cell table:style-name="Table3.A9" office:value-type="string">
            <text:p text:style-name="P4"><text:span text:style-name="T5">100</text:span></text:p>
          </table:table-cell>
        </table:table-row>
      </table:table>
      <text:p text:style-name="P1"><text:span text:style-name="T7">Avoid Int/Cha Decrease: </text:span><text:span text:style-name="T5">You must succeed on an Intelligence check against this DC to avoid a decrease in Intelligence and Charisma. If the check fails, your Intelligence and Charisma scores each fall to 8 for the stated duration, and you become unable to cast arcane spells. If you lose Intelligence and Charisma, the effect strikes as soon as the first question is asked, and no answer is received. (The entries in parentheses are for questions that pertain to the appropriate Elemental Plane.)</text:span></text:p>
      <text:p text:style-name="P1"><text:span text:style-name="T6">Results of a Successful Contact:</text:span><text:span text:style-name="T5"> d% is rolled for the result shown on the table:</text:span></text:p>
      <text:p text:style-name="P1"><text:span text:style-name="T7">True Answer: </text:span><text:span text:style-name="T5">You get a true, one-word answer. Questions that cannot be answered in this way are answered randomly.</text:span></text:p>
      <text:p text:style-name="P1"><text:span text:style-name="T7">Don’t Know: </text:span><text:span text:style-name="T5">The entity tells you that it doesn’t know.</text:span></text:p>
      <text:p text:style-name="P1"><text:span text:style-name="T7">Lie: </text:span><text:span text:style-name="T5">The entity intentionally lies to you.</text:span></text:p>
      <text:p text:style-name="P1"><text:span text:style-name="T7">Random Answer: </text:span><text:span text:style-name="T5">The entity tries to lie but doesn’t know the answer, so it makes one up.</text:span></text:p>
      <text:p text:style-name="P3"><text:soft-page-break/></text:p>
      <text:p text:style-name="P1"><text:span text:style-name="T4">Contagion</text:span></text:p>
      <text:p text:style-name="P1"><text:span text:style-name="T5">Necromancy [Evil]</text:span></text:p>
      <text:p text:style-name="P1"><text:span text:style-name="T6">Level:</text:span><text:span text:style-name="T5"> Clr 3, Destruction 3, Drd 3, Sor/Wiz 4</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Living creature touched</text:span></text:p>
      <text:p text:style-name="P1"><text:span text:style-name="T6">Duration:</text:span><text:span text:style-name="T5"> Instantaneous</text:span></text:p>
      <text:p text:style-name="P1"><text:span text:style-name="T6">Saving Throw:</text:span><text:span text:style-name="T5"> Fortitude negates</text:span></text:p>
      <text:p text:style-name="P1"><text:span text:style-name="T6">Spell Resistance:</text:span><text:span text:style-name="T5"> Yes</text:span></text:p>
      <text:p text:style-name="P1"><text:span text:style-name="T5">The subject contracts a disease selected from the table below, which strikes immediately (no incubation period). The DC noted is for the subsequent saves (use </text:span><text:span text:style-name="T7">contagion</text:span><text:span text:style-name="T5">’s normal save DC for the initial saving throw).</text:span></text:p>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7" text:outline-level="2"><text:span text:style-name="T2">Disease</text:span></text:h>
          </table:table-cell>
          <table:table-cell table:style-name="Table4.A1" office:value-type="string">
            <text:h text:style-name="P7" text:outline-level="2"><text:span text:style-name="T2">DC</text:span></text:h>
          </table:table-cell>
          <table:table-cell table:style-name="Table4.A1" office:value-type="string">
            <text:h text:style-name="P7" text:outline-level="2"><text:span text:style-name="T2">Damage</text:span></text:h>
          </table:table-cell>
        </table:table-row>
        <table:table-row table:style-name="Table4.1">
          <table:table-cell table:style-name="Table4.A2" office:value-type="string">
            <text:p text:style-name="P4"><text:span text:style-name="T5">Blinding sickness</text:span></text:p>
          </table:table-cell>
          <table:table-cell table:style-name="Table4.A2" office:value-type="string">
            <text:p text:style-name="P4"><text:span text:style-name="T5">16</text:span></text:p>
          </table:table-cell>
          <table:table-cell table:style-name="Table4.A2" office:value-type="string">
            <text:p text:style-name="P4"><text:span text:style-name="T5">1d4 Str</text:span><text:span text:style-name="T8">1</text:span></text:p>
          </table:table-cell>
        </table:table-row>
        <table:table-row table:style-name="Table4.1">
          <table:table-cell table:style-name="Table4.A2" office:value-type="string">
            <text:p text:style-name="P1"><text:span text:style-name="T5">Cackle fever</text:span></text:p>
          </table:table-cell>
          <table:table-cell table:style-name="Table4.A2" office:value-type="string">
            <text:p text:style-name="P1"><text:span text:style-name="T5">16</text:span></text:p>
          </table:table-cell>
          <table:table-cell table:style-name="Table4.A2" office:value-type="string">
            <text:p text:style-name="P1"><text:span text:style-name="T5">1d6 Wis</text:span></text:p>
          </table:table-cell>
        </table:table-row>
        <table:table-row table:style-name="Table4.1">
          <table:table-cell table:style-name="Table4.A2" office:value-type="string">
            <text:p text:style-name="P1"><text:span text:style-name="T5">Filth fever</text:span></text:p>
          </table:table-cell>
          <table:table-cell table:style-name="Table4.A2" office:value-type="string">
            <text:p text:style-name="P1"><text:span text:style-name="T5">12</text:span></text:p>
          </table:table-cell>
          <table:table-cell table:style-name="Table4.A2" office:value-type="string">
            <text:p text:style-name="P1"><text:span text:style-name="T5">1d3 Dex and 1d3 Con</text:span></text:p>
          </table:table-cell>
        </table:table-row>
        <table:table-row table:style-name="Table4.1">
          <table:table-cell table:style-name="Table4.A2" office:value-type="string">
            <text:p text:style-name="P1"><text:span text:style-name="T5">Mindfire</text:span></text:p>
          </table:table-cell>
          <table:table-cell table:style-name="Table4.A2" office:value-type="string">
            <text:p text:style-name="P1"><text:span text:style-name="T5">12</text:span></text:p>
          </table:table-cell>
          <table:table-cell table:style-name="Table4.A2" office:value-type="string">
            <text:p text:style-name="P1"><text:span text:style-name="T5">1d4 Int</text:span></text:p>
          </table:table-cell>
        </table:table-row>
        <table:table-row table:style-name="Table4.1">
          <table:table-cell table:style-name="Table4.A2" office:value-type="string">
            <text:p text:style-name="P1"><text:span text:style-name="T5">Red ache</text:span></text:p>
          </table:table-cell>
          <table:table-cell table:style-name="Table4.A2" office:value-type="string">
            <text:p text:style-name="P1"><text:span text:style-name="T5">15</text:span></text:p>
          </table:table-cell>
          <table:table-cell table:style-name="Table4.A2" office:value-type="string">
            <text:p text:style-name="P1"><text:span text:style-name="T5">1d6 Str</text:span></text:p>
          </table:table-cell>
        </table:table-row>
        <table:table-row table:style-name="Table4.1">
          <table:table-cell table:style-name="Table4.A2" office:value-type="string">
            <text:p text:style-name="P1"><text:span text:style-name="T5">Shakes</text:span></text:p>
          </table:table-cell>
          <table:table-cell table:style-name="Table4.A2" office:value-type="string">
            <text:p text:style-name="P1"><text:span text:style-name="T5">13</text:span></text:p>
          </table:table-cell>
          <table:table-cell table:style-name="Table4.A2" office:value-type="string">
            <text:p text:style-name="P1"><text:span text:style-name="T5">1d8 Dex</text:span></text:p>
          </table:table-cell>
        </table:table-row>
        <table:table-row table:style-name="Table4.1">
          <table:table-cell table:style-name="Table4.A2" office:value-type="string">
            <text:p text:style-name="P1"><text:span text:style-name="T5">Slimy doom</text:span></text:p>
          </table:table-cell>
          <table:table-cell table:style-name="Table4.A2" office:value-type="string">
            <text:p text:style-name="P1"><text:span text:style-name="T5">14</text:span></text:p>
          </table:table-cell>
          <table:table-cell table:style-name="Table4.A2" office:value-type="string">
            <text:p text:style-name="P1"><text:span text:style-name="T5">1d4 Con</text:span></text:p>
          </table:table-cell>
        </table:table-row>
        <table:table-row table:style-name="Table4.9">
          <table:table-cell table:style-name="Table4.A9" table:number-columns-spanned="3" office:value-type="string">
            <text:p text:style-name="P4"><text:span text:style-name="T5">1 Each time a victim takes 2 or more points of Strength damage from blinding sickness, he or she must make another Fortitude save (using the disease’s save DC) or be permanently blinded.</text:span></text:p>
          </table:table-cell>
          <table:covered-table-cell/>
          <table:covered-table-cell/>
        </table:table-row>
      </table:table>
      <text:p text:style-name="P3"/>
      <text:p text:style-name="P1"><text:span text:style-name="T4">Contingency</text:span></text:p>
      <text:p text:style-name="P1"><text:span text:style-name="T5">Evocation</text:span></text:p>
      <text:p text:style-name="P1"><text:soft-page-break/><text:span text:style-name="T6">Level:</text:span><text:span text:style-name="T5"> Sor/Wiz 6</text:span></text:p>
      <text:p text:style-name="P1"><text:span text:style-name="T6">Components:</text:span><text:span text:style-name="T5"> V, S, M, F</text:span></text:p>
      <text:p text:style-name="P1"><text:span text:style-name="T6">Casting Time:</text:span><text:span text:style-name="T5"> At least 10 minutes; see text</text:span></text:p>
      <text:p text:style-name="P1"><text:span text:style-name="T6">Range:</text:span><text:span text:style-name="T5"> Personal</text:span></text:p>
      <text:p text:style-name="P1"><text:span text:style-name="T6">Target:</text:span><text:span text:style-name="T5"> You</text:span></text:p>
      <text:p text:style-name="P1"><text:span text:style-name="T6">Duration:</text:span><text:span text:style-name="T5"> One day/level (D) or until discharged</text:span></text:p>
      <text:p text:style-name="P1"><text:span text:style-name="T5">You can place another spell upon your person so that it comes into effect under some condition you dictate when casting </text:span><text:span text:style-name="T7">contingency</text:span><text:span text:style-name="T5">. The </text:span><text:span text:style-name="T7">contingency </text:span><text:span text:style-name="T5">spell and the companion spell are cast at the same time. The 10-minute casting time is the minimum total for both castings; if the companion spell has a casting time longer than 10 minutes, use that instead.</text:span></text:p>
      <text:p text:style-name="P1"><text:span text:style-name="T5">The spell to be brought into effect by the </text:span><text:span text:style-name="T7">contingency </text:span><text:span text:style-name="T5">must be one that affects your person and be of a spell level no higher than one-third your caster level (rounded down, maximum 6th level).</text:span></text:p>
      <text:p text:style-name="P1"><text:span text:style-name="T5">The conditions needed to bring the spell into effect must be clear, although they can be general. In all cases, the </text:span><text:span text:style-name="T7">contingency </text:span><text:span text:style-name="T5">immediately brings into effect the companion spell, the latter being “cast” instantaneously when the prescribed circumstances occur. If complicated or convoluted conditions are prescribed, the whole spell combination (</text:span><text:span text:style-name="T7">contingency </text:span><text:span text:style-name="T5">and the companion magic) may fail when called on. The companion spell occurs based solely on the stated conditions, regardless of whether you want it to.</text:span></text:p>
      <text:p text:style-name="P1"><text:span text:style-name="T5">You can use only one </text:span><text:span text:style-name="T7">contingency </text:span><text:span text:style-name="T5">spell at a time; if a second is cast, the first one (if still active) is dispelled.</text:span></text:p>
      <text:p text:style-name="P1"><text:span text:style-name="T7">Material Component: </text:span><text:span text:style-name="T5">That of the companion spell, plus quicksilver and an eyelash of an ogre mage, rakshasa, or similar spell-using creature.</text:span></text:p>
      <text:p text:style-name="P1"><text:span text:style-name="T7">Focus: </text:span><text:span text:style-name="T5">A statuette of you carved from elephant ivory and decorated with gems (worth at least 1,500 gp). You must carry the focus for the </text:span><text:span text:style-name="T7">contingency </text:span><text:span text:style-name="T5">to work.</text:span></text:p>
      <text:p text:style-name="P3"/>
      <text:p text:style-name="P1"><text:span text:style-name="T4">Continual Flame</text:span></text:p>
      <text:p text:style-name="P1"><text:span text:style-name="T5">Evocation [Light]</text:span></text:p>
      <text:p text:style-name="P1"><text:span text:style-name="T6">Level:</text:span><text:span text:style-name="T5"> Clr 3, Sor/Wiz 2</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Object touched</text:span></text:p>
      <text:p text:style-name="P1"><text:span text:style-name="T6">Effect: </text:span><text:span text:style-name="T5">Magical, heatless flame</text:span></text:p>
      <text:p text:style-name="P1"><text:span text:style-name="T6">Duration:</text:span><text:span text:style-name="T5"> Permanent</text:span></text:p>
      <text:p text:style-name="P1"><text:span text:style-name="T6">Saving Throw:</text:span><text:span text:style-name="T5"> None</text:span></text:p>
      <text:p text:style-name="P1"><text:span text:style-name="T6">Spell Resistance:</text:span><text:span text:style-name="T5"> No</text:span></text:p>
      <text:p text:style-name="P1"><text:soft-page-break/><text:span text:style-name="T5">A flame, equivalent in brightness to a torch, springs forth from an object that you touch. The effect looks like a regular flame, but it creates no heat and doesn’t use oxygen. A </text:span><text:span text:style-name="T7">continual flame </text:span><text:span text:style-name="T5">can be covered and hidden but not smothered or quenched.</text:span></text:p>
      <text:p text:style-name="P1"><text:span text:style-name="T5">Light spells counter and dispel darkness spells of an equal or lower level.</text:span></text:p>
      <text:p text:style-name="P1"><text:span text:style-name="T7">Material Component: </text:span><text:span text:style-name="T5">You sprinkle ruby dust (worth 50 gp) on the item that is to carry the flame.</text:span></text:p>
      <text:p text:style-name="P3"/>
      <text:p text:style-name="P1"><text:span text:style-name="T4">Control Plants</text:span></text:p>
      <text:p text:style-name="P1"><text:span text:style-name="T5">Transmutation</text:span></text:p>
      <text:p text:style-name="P1"><text:span text:style-name="T6">Level:</text:span><text:span text:style-name="T5"> Drd 8, Plant 8</text:span></text:p>
      <text:p text:style-name="P1"><text:span text:style-name="T6">Components:</text:span><text:span text:style-name="T5"> V, S, DF</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Up to 2 HD/level of plant creatures, no two of which can be more than 30 ft. apart</text:span></text:p>
      <text:p text:style-name="P1"><text:span text:style-name="T6">Duration:</text:span><text:span text:style-name="T5"> 1 min./level</text:span></text:p>
      <text:p text:style-name="P1"><text:span text:style-name="T6">Saving Throw: </text:span><text:span text:style-name="T5">Will negates</text:span></text:p>
      <text:p text:style-name="P1"><text:span text:style-name="T6">Spell Resistance:</text:span><text:span text:style-name="T5"> No</text:span></text:p>
      <text:p text:style-name="P1"><text:span text:style-name="T5">This spell enables you to control the actions of one or more plant creatures for a short period of time. You command the creatures by voice and they understand you, no matter what language you speak. Even if vocal communication is impossible <text:s/>the controlled plants do not attack you. At the end of the spell, the subjects revert to their normal behavior.</text:span></text:p>
      <text:p text:style-name="P1"><text:span text:style-name="T5">Suicidal or self-destructive commands are simply ignored.</text:span></text:p>
      <text:p text:style-name="P3"/>
      <text:p text:style-name="P1"><text:span text:style-name="T4">Control Undead</text:span></text:p>
      <text:p text:style-name="P1"><text:span text:style-name="T5">Necromancy</text:span></text:p>
      <text:p text:style-name="P1"><text:span text:style-name="T6">Level:</text:span><text:span text:style-name="T5"> Sor/Wiz 7</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s:</text:span><text:span text:style-name="T5"> Up to 2 HD/level of undead creatures, no two of which can be more than 30 ft. apart</text:span></text:p>
      <text:p text:style-name="P1"><text:soft-page-break/><text:span text:style-name="T6">Duration:</text:span><text:span text:style-name="T5"> 1 min./level</text:span></text:p>
      <text:p text:style-name="P1"><text:span text:style-name="T6">Saving Throw: </text:span><text:span text:style-name="T5">Will negates</text:span></text:p>
      <text:p text:style-name="P1"><text:span text:style-name="T6">Spell Resistance:</text:span><text:span text:style-name="T5"> Yes</text:span></text:p>
      <text:p text:style-name="P1"><text:span text:style-name="T5">This spell enables you to command undead creatures for a short period of time. You command them by voice and they understand you, no matter what language you speak. Even if vocal communication is impossible the controlled undead do not attack you. At the end of the spell, the subjects revert to their normal behavior.</text:span></text:p>
      <text:p text:style-name="P1"><text:span text:style-name="T5">Intelligent undead creatures remember that you controlled them.</text:span></text:p>
      <text:p text:style-name="P1"><text:span text:style-name="T7">Material Component: </text:span><text:span text:style-name="T5">A small piece of bone and a small piece of raw meat.</text:span></text:p>
      <text:p text:style-name="P3"/>
      <text:p text:style-name="P1"><text:span text:style-name="T4">Control Water</text:span></text:p>
      <text:p text:style-name="P1"><text:span text:style-name="T5">Transmutation [Water]</text:span></text:p>
      <text:p text:style-name="P1"><text:span text:style-name="T6">Level:</text:span><text:span text:style-name="T5"> Clr 4, Drd 4, Sor/Wiz 6, Water 4</text:span></text:p>
      <text:p text:style-name="P1"><text:span text:style-name="T6">Components:</text:span><text:span text:style-name="T5"> V, S, M/DF</text:span></text:p>
      <text:p text:style-name="P1"><text:span text:style-name="T6">Casting Time:</text:span><text:span text:style-name="T5"> 1 standard action</text:span></text:p>
      <text:p text:style-name="P1"><text:span text:style-name="T6">Range:</text:span><text:span text:style-name="T5"> Long (400 ft. + 40 ft./level)</text:span></text:p>
      <text:p text:style-name="P1"><text:span text:style-name="T6">Area: </text:span><text:span text:style-name="T5">Water in a volume of 10 ft./level by 10 ft./level by 2 ft./level (S)</text:span></text:p>
      <text:p text:style-name="P1"><text:span text:style-name="T6">Duration:</text:span><text:span text:style-name="T5"> 10 min./level (D)</text:span></text:p>
      <text:p text:style-name="P1"><text:span text:style-name="T6">Saving Throw:</text:span><text:span text:style-name="T5"> None; see text</text:span></text:p>
      <text:p text:style-name="P1"><text:span text:style-name="T6">Spell Resistance:</text:span><text:span text:style-name="T5"> No</text:span></text:p>
      <text:p text:style-name="P1"><text:span text:style-name="T5">Depending on the version you choose, the </text:span><text:span text:style-name="T7">control water </text:span><text:span text:style-name="T5">spell raises or lowers water.</text:span></text:p>
      <text:p text:style-name="P1"><text:span text:style-name="T7">Lower Water: </text:span><text:span text:style-name="T5">This causes water or similar liquid to reduce its depth by as much as 2 feet per caster level (to a minimum depth of 1 inch). The water is lowered within a squarish depression whose sides are up to caster level x 10 feet long. In extremely large and deep bodies of water, such as a deep ocean, the spell creates a whirlpool that sweeps ships and similar craft downward, putting them at risk and rendering them unable to leave by normal movement for the duration of the spell. When cast on water elementals and other water-based creatures, this spell acts as a </text:span><text:span text:style-name="T7">slow </text:span><text:span text:style-name="T5">spell (Will negates). The spell has no effect on other creatures.</text:span></text:p>
      <text:p text:style-name="P1"><text:span text:style-name="T7">Raise Water: </text:span><text:span text:style-name="T5">This causes water or similar liquid to rise in height, just as the </text:span><text:span text:style-name="T7">lower water </text:span><text:span text:style-name="T5">version causes it to lower. Boats raised in this way slide down the sides of the hump that the spell creates. If the area affected by the spell includes riverbanks, a beach, or other land nearby, the water can spill over onto dry land.</text:span></text:p>
      <text:p text:style-name="P1"><text:span text:style-name="T5">With either version, you may reduce one horizontal dimension by half and double the other horizontal dimension.</text:span></text:p>
      <text:p text:style-name="P1"><text:span text:style-name="T7">Arcane Material Component: </text:span><text:span text:style-name="T5">A drop of water (for </text:span><text:span text:style-name="T7">raise water</text:span><text:span text:style-name="T5">) or a pinch of dust (for </text:span><text:span text:style-name="T7">lower water</text:span><text:span text:style-name="T5">).</text:span></text:p>
      <text:p text:style-name="P3"/>
      <text:p text:style-name="P1"><text:span text:style-name="T4">Control Weather</text:span></text:p>
      <text:p text:style-name="P1"><text:soft-page-break/><text:span text:style-name="T5">Transmutation</text:span></text:p>
      <text:p text:style-name="P1"><text:span text:style-name="T6">Level:</text:span><text:span text:style-name="T5"> Air 7, Clr 7, Drd 7, Sor/Wiz 7</text:span></text:p>
      <text:p text:style-name="P1"><text:span text:style-name="T6">Components:</text:span><text:span text:style-name="T5"> V, S</text:span></text:p>
      <text:p text:style-name="P1"><text:span text:style-name="T6">Casting Time:</text:span><text:span text:style-name="T5"> 10 minutes; see text</text:span></text:p>
      <text:p text:style-name="P1"><text:span text:style-name="T6">Range:</text:span><text:span text:style-name="T5"> 2 miles</text:span></text:p>
      <text:p text:style-name="P1"><text:span text:style-name="T6">Area:</text:span><text:span text:style-name="T5"> 2-mile-radius circle, centered on you; see text</text:span></text:p>
      <text:p text:style-name="P1"><text:span text:style-name="T6">Duration:</text:span><text:span text:style-name="T5"> 4d12 hours; see text</text:span></text:p>
      <text:p text:style-name="P1"><text:span text:style-name="T6">Saving Throw:</text:span><text:span text:style-name="T5"> None</text:span></text:p>
      <text:p text:style-name="P1"><text:span text:style-name="T6">Spell Resistance:</text:span><text:span text:style-name="T5"> No</text:span></text:p>
      <text:p text:style-name="P1"><text:span text:style-name="T5">You change the weather in the local area. It takes 10 minutes to cast the spell and an additional 10 minutes for the effects to manifest.</text:span><text:span text:style-name="T7"> </text:span><text:span text:style-name="T5">You can call forth weather appropriate to the climate and season of the area you are in.</text:span></text:p>
      <table:table table:name="Table5" table:style-name="Table5">
        <table:table-column table:style-name="Table5.A"/>
        <table:table-column table:style-name="Table5.B"/>
        <table:table-row table:style-name="Table5.1">
          <table:table-cell table:style-name="Table5.A1" office:value-type="string">
            <text:p text:style-name="P4"><text:span text:style-name="T6">Season</text:span></text:p>
          </table:table-cell>
          <table:table-cell table:style-name="Table5.A1" office:value-type="string">
            <text:p text:style-name="P4"><text:span text:style-name="T6">Possible Weather</text:span></text:p>
          </table:table-cell>
        </table:table-row>
        <table:table-row table:style-name="Table5.1">
          <table:table-cell table:style-name="Table5.A2" office:value-type="string">
            <text:p text:style-name="P4"><text:span text:style-name="T5">Spring</text:span></text:p>
          </table:table-cell>
          <table:table-cell table:style-name="Table5.A2" office:value-type="string">
            <text:p text:style-name="P4"><text:span text:style-name="T5">Tornado, thunderstorm, sleet storm, or hot weather</text:span></text:p>
          </table:table-cell>
        </table:table-row>
        <table:table-row table:style-name="Table5.1">
          <table:table-cell table:style-name="Table5.A2" office:value-type="string">
            <text:p text:style-name="P1"><text:span text:style-name="T5">Summer</text:span></text:p>
          </table:table-cell>
          <table:table-cell table:style-name="Table5.A2" office:value-type="string">
            <text:p text:style-name="P1"><text:span text:style-name="T5">Torrential rain, heat wave, or hailstorm</text:span></text:p>
          </table:table-cell>
        </table:table-row>
        <table:table-row table:style-name="Table5.1">
          <table:table-cell table:style-name="Table5.A2" office:value-type="string">
            <text:p text:style-name="P1"><text:span text:style-name="T5">Autumn</text:span></text:p>
          </table:table-cell>
          <table:table-cell table:style-name="Table5.A2" office:value-type="string">
            <text:p text:style-name="P1"><text:span text:style-name="T5">Hot or cold weather, fog, or sleet</text:span></text:p>
          </table:table-cell>
        </table:table-row>
        <table:table-row table:style-name="Table5.1">
          <table:table-cell table:style-name="Table5.A2" office:value-type="string">
            <text:p text:style-name="P1"><text:span text:style-name="T5">Winter</text:span></text:p>
          </table:table-cell>
          <table:table-cell table:style-name="Table5.A2" office:value-type="string">
            <text:p text:style-name="P1"><text:span text:style-name="T5">Frigid cold, blizzard, or thaw</text:span></text:p>
          </table:table-cell>
        </table:table-row>
        <table:table-row table:style-name="Table5.1">
          <table:table-cell table:style-name="Table5.A6" office:value-type="string">
            <text:p text:style-name="P4"><text:span text:style-name="T5">Late winter</text:span></text:p>
          </table:table-cell>
          <table:table-cell table:style-name="Table5.A6" office:value-type="string">
            <text:p text:style-name="P4"><text:span text:style-name="T5">Hurricane-force winds or early spring (coastal area)</text:span></text:p>
          </table:table-cell>
        </table:table-row>
      </table:table>
      <text:p text:style-name="P1"><text:span text:style-name="T5">You control the general tendencies of the weather, such as the direction and intensity of the wind. You cannot control specific applications of the weather—where lightning strikes, for example, or the exact path of a tornado. When you select a certain weather condition to occur, the weather assumes that condition 10 minutes later (changing gradually, not abruptly). The weather continues as you left it for the duration, or until you use a standard action to designate a new kind of weather (which fully manifests itself 10 minutes later). Contradictory conditions are not possible simultaneously.</text:span></text:p>
      <text:p text:style-name="P1"><text:span text:style-name="T7">Control weather </text:span><text:span text:style-name="T5">can do away with atmospheric phenomena (naturally occurring or otherwise) as well as create them.</text:span></text:p>
      <text:p text:style-name="P1"><text:span text:style-name="T5">A druid casting this spell doubles the duration and affects a circle with a 3-mile radius.</text:span></text:p>
      <text:p text:style-name="P3"/>
      <text:p text:style-name="P1"><text:span text:style-name="T4">Control Winds</text:span></text:p>
      <text:p text:style-name="P1"><text:span text:style-name="T5">Transmutation [Air]</text:span></text:p>
      <text:p text:style-name="P1"><text:span text:style-name="T6">Level:</text:span><text:span text:style-name="T5"> Air 5, Drd 5</text:span></text:p>
      <text:p text:style-name="P1"><text:span text:style-name="T6">Components:</text:span><text:span text:style-name="T5"> V, S</text:span></text:p>
      <text:p text:style-name="P1"><text:soft-page-break/><text:span text:style-name="T6">Casting Time:</text:span><text:span text:style-name="T5"> 1 standard action</text:span></text:p>
      <text:p text:style-name="P1"><text:span text:style-name="T6">Range:</text:span><text:span text:style-name="T5"> 40 ft./level</text:span></text:p>
      <text:p text:style-name="P1"><text:span text:style-name="T6">Area:</text:span><text:span text:style-name="T5"> 40 ft./level radius cylinder 40 ft. high</text:span></text:p>
      <text:p text:style-name="P1"><text:span text:style-name="T6">Duration:</text:span><text:span text:style-name="T5"> 10 min./level</text:span></text:p>
      <text:p text:style-name="P1"><text:span text:style-name="T6">Saving Throw:</text:span><text:span text:style-name="T5"> Fortitude negates</text:span></text:p>
      <text:p text:style-name="P1"><text:span text:style-name="T6">Spell Resistance:</text:span><text:span text:style-name="T5"> No</text:span></text:p>
      <text:p text:style-name="P1"><text:span text:style-name="T5">You alter wind force in the area surrounding you. You can make the wind blow in a certain direction or manner, increase its strength, or decrease its strength. The new wind direction and strength persist until the spell ends or until you choose to alter your handiwork, which requires concentration. You may create an “eye” of calm air up to 80 feet in diameter at the center of the area if you so desire, and you may choose to limit the area to any cylindrical area less than your full limit.</text:span></text:p>
      <text:p text:style-name="P1"><text:span text:style-name="T7">Wind Direction: </text:span><text:span text:style-name="T5">You may choose one of four basic wind patterns to function over the spell’s area.</text:span></text:p>
      <text:p text:style-name="P1"><text:span text:style-name="T4">• </text:span><text:span text:style-name="T5">A downdraft blows from the center outward in equal strength in all directions.</text:span></text:p>
      <text:p text:style-name="P1"><text:span text:style-name="T4">• </text:span><text:span text:style-name="T5">An updraft blows from the outer edges in toward the center in equal strength from all directions, veering upward before impinging on the eye in the center.</text:span></text:p>
      <text:p text:style-name="P1"><text:span text:style-name="T4">• </text:span><text:span text:style-name="T5">A rotation causes the winds to circle the center in clockwise or counterclockwise fashion.</text:span></text:p>
      <text:p text:style-name="P1"><text:span text:style-name="T4">• </text:span><text:span text:style-name="T5">A blast simply causes the winds to blow in one direction across the entire area from one side to the other.</text:span></text:p>
      <text:p text:style-name="P1"><text:span text:style-name="T7">Wind Strength: </text:span><text:span text:style-name="T5">For every three caster levels, you can increase or decrease wind strength by one level. Each round on your turn, a creature in the wind must make a Fortitude save or suffer the effect of being in the windy area.</text:span></text:p>
      <text:p text:style-name="P1"><text:span text:style-name="T5">Strong winds (21+ mph) make sailing difficult.</text:span></text:p>
      <text:p text:style-name="P1"><text:span text:style-name="T5">A severe wind (31+ mph) causes minor ship and building damage.</text:span></text:p>
      <text:p text:style-name="P1"><text:span text:style-name="T5">A windstorm (51+ mph) drives most flying creatures from the skies, uproots small trees, knocks down light wooden structures, tears off roofs, and endangers ships.</text:span></text:p>
      <text:p text:style-name="P1"><text:span text:style-name="T5">Hurricane force winds (75+ mph) destroy wooden buildings, sometimes uproot even large trees, and cause most ships to founder.</text:span></text:p>
      <text:p text:style-name="P1"><text:span text:style-name="T5">A tornado (175+ mph) destroys all nonfortified buildings and often uproots large trees.</text:span></text:p>
      <text:p text:style-name="P3"/>
      <text:p text:style-name="P1"><text:span text:style-name="T4">Create Food and Water</text:span></text:p>
      <text:p text:style-name="P1"><text:span text:style-name="T5">Conjuration (Creation)</text:span></text:p>
      <text:p text:style-name="P1"><text:span text:style-name="T6">Level:</text:span><text:span text:style-name="T5"> Clr 3</text:span></text:p>
      <text:p text:style-name="P1"><text:span text:style-name="T6">Components:</text:span><text:span text:style-name="T5"> V, S</text:span></text:p>
      <text:p text:style-name="P1"><text:span text:style-name="T6">Casting Time:</text:span><text:span text:style-name="T5"> 10 minutes</text:span></text:p>
      <text:p text:style-name="P1"><text:soft-page-break/><text:span text:style-name="T6">Range:</text:span><text:span text:style-name="T5"> Close (25 ft. + 5 ft./2 levels)</text:span></text:p>
      <text:p text:style-name="P1"><text:span text:style-name="T6">Effect:</text:span><text:span text:style-name="T5"> Food and water to sustain three humans or one horse/level for 24 hours</text:span></text:p>
      <text:p text:style-name="P1"><text:span text:style-name="T6">Duration:</text:span><text:span text:style-name="T5"> 24 hours; see text</text:span></text:p>
      <text:p text:style-name="P1"><text:span text:style-name="T6">Saving Throw:</text:span><text:span text:style-name="T5"> None</text:span></text:p>
      <text:p text:style-name="P1"><text:span text:style-name="T6">Spell Resistance:</text:span><text:span text:style-name="T5"> No</text:span></text:p>
      <text:p text:style-name="P1"><text:span text:style-name="T5">The food that this spell creates is simple fare of your choice—highly nourishing, if rather bland. Food so created decays and becomes inedible within 24 hours, although it can be kept fresh for another 24 hours by casting a </text:span><text:span text:style-name="T7">purify food and water </text:span><text:span text:style-name="T5">spell on it. The water created by this spell is just like clean rain water, and it doesn’t go bad as the food does.</text:span></text:p>
      <text:p text:style-name="P3"/>
      <text:p text:style-name="P1"><text:span text:style-name="T4">Create Greater Undead</text:span></text:p>
      <text:p text:style-name="P1"><text:span text:style-name="T5">Necromancy [Evil]</text:span></text:p>
      <text:p text:style-name="P1"><text:span text:style-name="T6">Level:</text:span><text:span text:style-name="T5"> Clr 8, Death 8, Sor/Wiz 8</text:span></text:p>
      <text:p text:style-name="P1"><text:span text:style-name="T5">This spell functions like create undead, except that you can create more powerful and intelligent sorts of undead: shadows, wraiths, spectres, and devourers. The type or types of undead you can create is based on your caster level, as shown on the table below.</text:span></text:p>
      <table:table table:name="Table6" table:style-name="Table6">
        <table:table-column table:style-name="Table6.A"/>
        <table:table-column table:style-name="Table6.B"/>
        <table:table-row table:style-name="Table6.1">
          <table:table-cell table:style-name="Table6.A1" office:value-type="string">
            <text:p text:style-name="P4"><text:span text:style-name="T6">Caster Level</text:span></text:p>
          </table:table-cell>
          <table:table-cell table:style-name="Table6.A1" office:value-type="string">
            <text:p text:style-name="P4"><text:span text:style-name="T6">Undead Created</text:span></text:p>
          </table:table-cell>
        </table:table-row>
        <table:table-row table:style-name="Table6.1">
          <table:table-cell table:style-name="Table6.A2" office:value-type="string">
            <text:p text:style-name="P4"><text:span text:style-name="T5">15th or lower</text:span></text:p>
          </table:table-cell>
          <table:table-cell table:style-name="Table6.A2" office:value-type="string">
            <text:p text:style-name="P4"><text:span text:style-name="T5">Shadow</text:span></text:p>
          </table:table-cell>
        </table:table-row>
        <table:table-row table:style-name="Table6.1">
          <table:table-cell table:style-name="Table6.A2" office:value-type="string">
            <text:p text:style-name="P1"><text:span text:style-name="T5">16th–17th</text:span></text:p>
          </table:table-cell>
          <table:table-cell table:style-name="Table6.A2" office:value-type="string">
            <text:p text:style-name="P1"><text:span text:style-name="T5">Wraith</text:span></text:p>
          </table:table-cell>
        </table:table-row>
        <table:table-row table:style-name="Table6.1">
          <table:table-cell table:style-name="Table6.A2" office:value-type="string">
            <text:p text:style-name="P1"><text:span text:style-name="T5">18th–19th</text:span></text:p>
          </table:table-cell>
          <table:table-cell table:style-name="Table6.A2" office:value-type="string">
            <text:p text:style-name="P1"><text:span text:style-name="T5">Spectre</text:span></text:p>
          </table:table-cell>
        </table:table-row>
        <table:table-row table:style-name="Table6.1">
          <table:table-cell table:style-name="Table6.A5" office:value-type="string">
            <text:p text:style-name="P4"><text:span text:style-name="T5">20th or higher</text:span></text:p>
          </table:table-cell>
          <table:table-cell table:style-name="Table6.A5" office:value-type="string">
            <text:p text:style-name="P4"><text:span text:style-name="T5">Devourer</text:span></text:p>
          </table:table-cell>
        </table:table-row>
      </table:table>
      <text:p text:style-name="P3"/>
      <text:p text:style-name="P1"><text:span text:style-name="T4">Create Undead</text:span></text:p>
      <text:p text:style-name="P1"><text:span text:style-name="T5">Necromancy [Evil]</text:span></text:p>
      <text:p text:style-name="P1"><text:span text:style-name="T6">Level:</text:span><text:span text:style-name="T5"> Clr 6, Death 6, Evil 6, Sor/Wiz 6</text:span></text:p>
      <text:p text:style-name="P1"><text:span text:style-name="T6">Components:</text:span><text:span text:style-name="T5"> V, S, M</text:span></text:p>
      <text:p text:style-name="P1"><text:span text:style-name="T6">Casting Time:</text:span><text:span text:style-name="T5"> 1 hour</text:span></text:p>
      <text:p text:style-name="P1"><text:span text:style-name="T6">Range:</text:span><text:span text:style-name="T5"> Close (25 ft. + 5 ft./2 levels)</text:span></text:p>
      <text:p text:style-name="P1"><text:span text:style-name="T6">Target:</text:span><text:span text:style-name="T5"> One corpse</text:span></text:p>
      <text:p text:style-name="P1"><text:soft-page-break/><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A much more potent spell than </text:span><text:span text:style-name="T7">animate dead, </text:span><text:span text:style-name="T5">this evil spell allows you to create more powerful sorts of undead: ghouls, ghasts, mummies, and mohrgs. The type or types of undead you can create is based on your caster level, as shown on the table below.</text:span></text:p>
      <table:table table:name="Table7" table:style-name="Table7">
        <table:table-column table:style-name="Table7.A"/>
        <table:table-column table:style-name="Table7.B"/>
        <table:table-row table:style-name="Table7.1">
          <table:table-cell table:style-name="Table7.A1" office:value-type="string">
            <text:h text:style-name="P7" text:outline-level="2"><text:span text:style-name="T2">Caster Level</text:span></text:h>
          </table:table-cell>
          <table:table-cell table:style-name="Table7.A1" office:value-type="string">
            <text:h text:style-name="P7" text:outline-level="2"><text:span text:style-name="T2">Undead Created</text:span></text:h>
          </table:table-cell>
        </table:table-row>
        <table:table-row table:style-name="Table7.1">
          <table:table-cell table:style-name="Table7.A2" office:value-type="string">
            <text:p text:style-name="P4"><text:span text:style-name="T5">11th or lower</text:span></text:p>
          </table:table-cell>
          <table:table-cell table:style-name="Table7.A2" office:value-type="string">
            <text:p text:style-name="P4"><text:span text:style-name="T5">Ghoul</text:span></text:p>
          </table:table-cell>
        </table:table-row>
        <table:table-row table:style-name="Table7.1">
          <table:table-cell table:style-name="Table7.A2" office:value-type="string">
            <text:p text:style-name="P1"><text:span text:style-name="T5">12th–14th</text:span></text:p>
          </table:table-cell>
          <table:table-cell table:style-name="Table7.A2" office:value-type="string">
            <text:p text:style-name="P1"><text:span text:style-name="T5">Ghast</text:span></text:p>
          </table:table-cell>
        </table:table-row>
        <table:table-row table:style-name="Table7.1">
          <table:table-cell table:style-name="Table7.A2" office:value-type="string">
            <text:p text:style-name="P1"><text:span text:style-name="T5">15th–17th</text:span></text:p>
          </table:table-cell>
          <table:table-cell table:style-name="Table7.A2" office:value-type="string">
            <text:p text:style-name="P1"><text:span text:style-name="T5">Mummy</text:span></text:p>
          </table:table-cell>
        </table:table-row>
        <table:table-row table:style-name="Table7.1">
          <table:table-cell table:style-name="Table7.A5" office:value-type="string">
            <text:p text:style-name="P4"><text:span text:style-name="T5">18th or higher</text:span></text:p>
          </table:table-cell>
          <table:table-cell table:style-name="Table7.A5" office:value-type="string">
            <text:p text:style-name="P4"><text:span text:style-name="T5">Mohrg</text:span></text:p>
          </table:table-cell>
        </table:table-row>
      </table:table>
      <text:p text:style-name="P1"><text:span text:style-name="T5">You may create less powerful undead than your level would allow if you choose. Created undead are not automatically under the control of their animator. If you are capable of commanding undead, you may attempt to command the undead creature as it forms.</text:span></text:p>
      <text:p text:style-name="P1"><text:span text:style-name="T5">This spell must be cast at night.</text:span></text:p>
      <text:p text:style-name="P1"><text:span text:style-name="T7">Material Component: </text:span><text:span text:style-name="T5">A clay pot filled with grave dirt and another filled with brackish water. The spell must be cast on a dead body. You must place a black onyx gem worth at least 50 gp per HD of the undead to be created into the mouth or eye socket of each corpse. The magic of the spell turns these gems into worthless shells.</text:span></text:p>
      <text:p text:style-name="P3"/>
      <text:p text:style-name="P1"><text:span text:style-name="T4">Create Water</text:span></text:p>
      <text:p text:style-name="P1"><text:span text:style-name="T5">Conjuration (Creation) [Water]</text:span></text:p>
      <text:p text:style-name="P1"><text:span text:style-name="T6">Level:</text:span><text:span text:style-name="T5"> Clr 0, Drd 0, Pal 1</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Effect:</text:span><text:span text:style-name="T5"> Up to 2 gallons of water/level</text:span></text:p>
      <text:p text:style-name="P1"><text:span text:style-name="T6">Duration:</text:span><text:span text:style-name="T5"> Instantaneous</text:span></text:p>
      <text:p text:style-name="P1"><text:span text:style-name="T6">Saving Throw:</text:span><text:span text:style-name="T5"> None</text:span></text:p>
      <text:p text:style-name="P1"><text:span text:style-name="T6">Spell Resistance:</text:span><text:span text:style-name="T5"> No</text:span></text:p>
      <text:p text:style-name="P1"><text:span text:style-name="T5">This spell generates wholesome, drinkable water, just like clean rain water. Water can be created in an area as small as will actually contain the liquid, or in an area three times as large—possibly creating a downpour or filling many small receptacles.</text:span></text:p>
      <text:p text:style-name="P1"><text:soft-page-break/><text:span text:style-name="T7">Note: </text:span><text:span text:style-name="T5">Conjuration spells can’t create substances or objects within a creature. Water weighs about 8 pounds per gallon. One cubic foot of water contains roughly 8 gallons and weighs about 60 pounds.</text:span></text:p>
      <text:p text:style-name="P3"/>
      <text:p text:style-name="P1"><text:span text:style-name="T4">Creeping Doom</text:span></text:p>
      <text:p text:style-name="P1"><text:span text:style-name="T5">Conjuration (Summoning)</text:span></text:p>
      <text:p text:style-name="P1"><text:span text:style-name="T6">Level:</text:span><text:span text:style-name="T5"> Drd 7</text:span></text:p>
      <text:p text:style-name="P1"><text:span text:style-name="T6">Components:</text:span><text:span text:style-name="T5"> V, S</text:span></text:p>
      <text:p text:style-name="P1"><text:span text:style-name="T6">Casting Time:</text:span><text:span text:style-name="T5"> 1 round</text:span></text:p>
      <text:p text:style-name="P1"><text:span text:style-name="T6">Range:</text:span><text:span text:style-name="T5"> Close (25 ft. + 5 ft./2 levels)/ 100 ft.; see text</text:span></text:p>
      <text:p text:style-name="P1"><text:span text:style-name="T6">Effect:</text:span><text:span text:style-name="T5"> One swarm of centipedes per two levels</text:span></text:p>
      <text:p text:style-name="P1"><text:span text:style-name="T6">Duration:</text:span><text:span text:style-name="T5"> 1 min./level</text:span></text:p>
      <text:p text:style-name="P1"><text:span text:style-name="T6">Saving Throw:</text:span><text:span text:style-name="T5"> None</text:span></text:p>
      <text:p text:style-name="P1"><text:span text:style-name="T6">Spell Resistance:</text:span><text:span text:style-name="T5"> No</text:span></text:p>
      <text:p text:style-name="P1"><text:span text:style-name="T5">When you utter the spell of </text:span><text:span text:style-name="T7">creeping doom, </text:span><text:span text:style-name="T5">you call forth a mass of centipede swarms (one per two caster levels, to a maximum of ten swarms at 20th level), which need not appear adjacent to one another.</text:span></text:p>
      <text:p text:style-name="P1"><text:span text:style-name="T5">You may summon the centipede swarms so that they share the area of other creatures. The swarms remain stationary, attacking any creatures in their area, unless you command the creeping doom to move (a standard action). As a standard action, you can command any number of the swarms to move toward any prey within 100 feet of you. You cannot command any swarm to move more than 100 feet away from you, and if you move more than 100 feet from any swarm, that swarm remains stationary, attacking any creatures in its area (but it can be commanded again if you move within 100 feet).</text:span></text:p>
      <text:p text:style-name="P3"/>
      <text:p text:style-name="P1"><text:span text:style-name="T4">Crushing Despair</text:span></text:p>
      <text:p text:style-name="P1"><text:span text:style-name="T5">Enchantment (Compulsion) [Mind-Affecting]</text:span></text:p>
      <text:p text:style-name="P1"><text:span text:style-name="T6">Level:</text:span><text:span text:style-name="T5"> Brd 3, Sor/Wiz 4</text:span></text:p>
      <text:p text:style-name="P1"><text:span text:style-name="T6">Components:</text:span><text:span text:style-name="T5"> V, S, M</text:span></text:p>
      <text:p text:style-name="P1"><text:span text:style-name="T6">Casting Time:</text:span><text:span text:style-name="T5"> 1 standard action</text:span></text:p>
      <text:p text:style-name="P1"><text:span text:style-name="T6">Range:</text:span><text:span text:style-name="T5"> 30 ft.</text:span></text:p>
      <text:p text:style-name="P1"><text:span text:style-name="T6">Area:</text:span><text:span text:style-name="T5"> Cone-shaped burst</text:span></text:p>
      <text:p text:style-name="P1"><text:span text:style-name="T6">Duration:</text:span><text:span text:style-name="T5"> 1 min./level</text:span></text:p>
      <text:p text:style-name="P1"><text:span text:style-name="T6">Saving Throw: </text:span><text:span text:style-name="T5">Will negates</text:span></text:p>
      <text:p text:style-name="P1"><text:soft-page-break/><text:span text:style-name="T6">Spell Resistance:</text:span><text:span text:style-name="T5"> Yes</text:span></text:p>
      <text:p text:style-name="P1"><text:span text:style-name="T5">An invisible cone of despair causes great sadness in the subjects. Each affected creature takes a –2 penalty on attack rolls, saving throws, ability checks, skill checks, and weapon damage rolls.</text:span></text:p>
      <text:p text:style-name="P1"><text:span text:style-name="T7">Crushing despair </text:span><text:span text:style-name="T5">counters and dispels </text:span><text:span text:style-name="T7">good hope</text:span><text:span text:style-name="T5">.</text:span></text:p>
      <text:p text:style-name="P1"><text:span text:style-name="T7">Material Component: </text:span><text:span text:style-name="T5">A vial of tears.</text:span></text:p>
      <text:p text:style-name="P3"/>
      <text:p text:style-name="P1"><text:span text:style-name="T4">Crushing Hand</text:span></text:p>
      <text:p text:style-name="P1"><text:span text:style-name="T5">Evocation [Force]</text:span></text:p>
      <text:p text:style-name="P1"><text:span text:style-name="T6">Level:</text:span><text:span text:style-name="T5"> Sor/Wiz 9, Strength 9</text:span></text:p>
      <text:p text:style-name="P1"><text:span text:style-name="T6">Components:</text:span><text:span text:style-name="T5"> V, S, M, F/DF</text:span></text:p>
      <text:p text:style-name="P1"><text:span text:style-name="T5">This spell functions like </text:span><text:span text:style-name="T7">interposing hand, </text:span><text:span text:style-name="T5">except that the hand can interpose itself, push, or crush one opponent that you select.</text:span></text:p>
      <text:p text:style-name="P1"><text:span text:style-name="T5">The </text:span><text:span text:style-name="T7">crushing hand </text:span><text:span text:style-name="T5">can grapple an opponent like </text:span><text:span text:style-name="T7">grasping hand </text:span><text:span text:style-name="T5">does. Its grapple bonus equals your caster level + your Intelligence, Wisdom, or Charisma modifier (for a wizard, cleric, or sorcerer, respectively), +12 for the hand’s Strength score (35), +4 for being Large. The hand deals 2d6+12 points of damage (lethal, not nonlethal) on each successful grapple check against an opponent.</text:span></text:p>
      <text:p text:style-name="P1"><text:span text:style-name="T5">The </text:span><text:span text:style-name="T7">crushing hand </text:span><text:span text:style-name="T5">can also interpose itself as </text:span><text:span text:style-name="T7">interposing hand </text:span><text:span text:style-name="T5">does, or it can bull rush an opponent as </text:span><text:span text:style-name="T7">forceful hand </text:span><text:span text:style-name="T5">does, but at a +18 bonus.</text:span></text:p>
      <text:p text:style-name="P1"><text:span text:style-name="T5">Directing the spell to a new target is a move action.</text:span></text:p>
      <text:p text:style-name="P1"><text:span text:style-name="T5">Clerics who cast this spell name it for their deities.</text:span></text:p>
      <text:p text:style-name="P1"><text:span text:style-name="T7">Arcane Material Component: </text:span><text:span text:style-name="T5">The shell of an egg.</text:span></text:p>
      <text:p text:style-name="P1"><text:span text:style-name="T7">Arcane Focus: </text:span><text:span text:style-name="T5">A glove of snakeskin.</text:span></text:p>
      <text:p text:style-name="P3"/>
      <text:p text:style-name="P1"><text:span text:style-name="T4">Cure Critical Wounds</text:span></text:p>
      <text:p text:style-name="P1"><text:span text:style-name="T5">Conjuration (Healing)</text:span></text:p>
      <text:p text:style-name="P1"><text:span text:style-name="T6">Level:</text:span><text:span text:style-name="T5"> Brd 4, Clr 4, Drd 5, Healing 4</text:span></text:p>
      <text:p text:style-name="P1"><text:span text:style-name="T5">This spell functions like </text:span><text:span text:style-name="T7">cure light wounds</text:span><text:span text:style-name="T5">, except that it cures 4d8 points of damage +1 point per caster level (maximum +20).</text:span></text:p>
      <text:p text:style-name="P3"/>
      <text:p text:style-name="P1"><text:span text:style-name="T4">Cure Critical Wounds, Mass</text:span></text:p>
      <text:p text:style-name="P1"><text:span text:style-name="T5">Conjuration (Healing)</text:span></text:p>
      <text:p text:style-name="P1"><text:soft-page-break/><text:span text:style-name="T6">Level:</text:span><text:span text:style-name="T5"> Clr 8, Drd 9, Healing 8</text:span></text:p>
      <text:p text:style-name="P1"><text:span text:style-name="T5">This spell functions like </text:span><text:span text:style-name="T7">mass cure light wounds</text:span><text:span text:style-name="T5">, except that it cures 4d8 points of damage +1 point per caster level (maximum +40).</text:span></text:p>
      <text:p text:style-name="P3"/>
      <text:p text:style-name="P1"><text:span text:style-name="T4">Cure Light Wounds</text:span></text:p>
      <text:p text:style-name="P1"><text:span text:style-name="T5">Conjuration (Healing)</text:span></text:p>
      <text:p text:style-name="P1"><text:span text:style-name="T6">Level:</text:span><text:span text:style-name="T5"> Brd 1, Clr 1, Drd 1, Healing 1, Pal 1, Rgr 2</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Touch</text:span></text:p>
      <text:p text:style-name="P1"><text:span text:style-name="T6">Target:</text:span><text:span text:style-name="T5"> Creature touched</text:span></text:p>
      <text:p text:style-name="P1"><text:span text:style-name="T6">Duration:</text:span><text:span text:style-name="T5"> Instantaneous</text:span></text:p>
      <text:p text:style-name="P1"><text:span text:style-name="T6">Saving Throw: </text:span><text:span text:style-name="T5">Will half (harmless); see text</text:span></text:p>
      <text:p text:style-name="P1"><text:span text:style-name="T6">Spell Resistance:</text:span><text:span text:style-name="T5"> Yes (harmless); see text</text:span></text:p>
      <text:p text:style-name="P1"><text:span text:style-name="T5">When laying your hand upon a living creature, you channel positive energy that cures 1d8 points of damage +1 point per caster level (maximum +5).</text:span></text:p>
      <text:p text:style-name="P1"><text:span text:style-name="T5">Since undead are powered by negative energy, this spell deals damage to them instead of curing their wounds. An undead creature can apply spell resistance, and can attempt a Will save to take half damage.</text:span></text:p>
      <text:p text:style-name="P3"/>
      <text:p text:style-name="P1"><text:span text:style-name="T4">Cure Light Wounds, Mass</text:span></text:p>
      <text:p text:style-name="P1"><text:span text:style-name="T5">Conjuration (Healing)</text:span></text:p>
      <text:p text:style-name="P1"><text:span text:style-name="T6">Level:</text:span><text:span text:style-name="T5"> Brd 5, Clr 5, Drd 6, Healing 5</text:span></text:p>
      <text:p text:style-name="P1"><text:span text:style-name="T6">Components:</text:span><text:span text:style-name="T5"> V, S</text:span></text:p>
      <text:p text:style-name="P1"><text:span text:style-name="T6">Casting Time:</text:span><text:span text:style-name="T5"> 1 standard action</text:span></text:p>
      <text:p text:style-name="P1"><text:span text:style-name="T6">Range:</text:span><text:span text:style-name="T5"> Close (25 ft. + 5 ft./2 levels)</text:span></text:p>
      <text:p text:style-name="P1"><text:span text:style-name="T6">Target:</text:span><text:span text:style-name="T5"> One creature/level, no two of which can be more than 30 ft. apart</text:span></text:p>
      <text:p text:style-name="P1"><text:span text:style-name="T6">Duration:</text:span><text:span text:style-name="T5"> Instantaneous</text:span></text:p>
      <text:p text:style-name="P1"><text:soft-page-break/><text:span text:style-name="T6">Saving Throw: </text:span><text:span text:style-name="T5">Will half (harmless) or Will half; see text</text:span></text:p>
      <text:p text:style-name="P1"><text:span text:style-name="T6">Spell Resistance:</text:span><text:span text:style-name="T5"> Yes (harmless) or Yes; see text</text:span></text:p>
      <text:p text:style-name="P1"><text:span text:style-name="T5">You channel positive energy to cure 1d8 points of damage +1 point per caster level (maximum +25) in each selected creature.</text:span></text:p>
      <text:p text:style-name="P1"><text:span text:style-name="T5">Like other </text:span><text:span text:style-name="T7">cure </text:span><text:span text:style-name="T5">spells, </text:span><text:span text:style-name="T7">mass cure light wounds </text:span><text:span text:style-name="T5">deals damage to undead in its area rather than curing them. Each affected undead may attempt a Will save for half damage.</text:span></text:p>
      <text:p text:style-name="P3"/>
      <text:p text:style-name="P1"><text:span text:style-name="T4">Cure Minor Wounds</text:span></text:p>
      <text:p text:style-name="P1"><text:span text:style-name="T5">Conjuration (Healing)</text:span></text:p>
      <text:p text:style-name="P1"><text:span text:style-name="T6">Level:</text:span><text:span text:style-name="T5"> Clr 0, Drd 0</text:span></text:p>
      <text:p text:style-name="P1"><text:span text:style-name="T5">This spell functions like </text:span><text:span text:style-name="T7">cure light wounds</text:span><text:span text:style-name="T5">, except that it cures only 1 point of damage.</text:span></text:p>
      <text:p text:style-name="P3"/>
      <text:p text:style-name="P1"><text:span text:style-name="T4">Cure Moderate Wounds</text:span></text:p>
      <text:p text:style-name="P1"><text:span text:style-name="T5">Conjuration (Healing)</text:span></text:p>
      <text:p text:style-name="P1"><text:span text:style-name="T6">Level:</text:span><text:span text:style-name="T5"> Brd 2, Clr 2, Drd 3, Healing 2, Pal 3, Rgr 3</text:span></text:p>
      <text:p text:style-name="P1"><text:span text:style-name="T5">This spell functions like </text:span><text:span text:style-name="T7">cure light wounds</text:span><text:span text:style-name="T5">, except that it cures 2d8 points of damage +1 point per caster level (maximum +10).</text:span></text:p>
      <text:p text:style-name="P3"/>
      <text:p text:style-name="P1"><text:span text:style-name="T4">Cure Moderate Wounds, Mass</text:span></text:p>
      <text:p text:style-name="P1"><text:span text:style-name="T5">Conjuration (Healing)</text:span></text:p>
      <text:p text:style-name="P1"><text:span text:style-name="T6">Level:</text:span><text:span text:style-name="T5"> Brd 6, Clr 6, Drd 7</text:span></text:p>
      <text:p text:style-name="P1"><text:span text:style-name="T5">This spell functions like </text:span><text:span text:style-name="T7">mass cure light wounds</text:span><text:span text:style-name="T5">, except that it cures 2d8 points of damage +1 point per caster level (maximum +30).</text:span></text:p>
      <text:p text:style-name="P3"/>
      <text:p text:style-name="P1"><text:span text:style-name="T4">Cure Serious Wounds</text:span></text:p>
      <text:p text:style-name="P1"><text:span text:style-name="T5">Conjuration (Healing)</text:span></text:p>
      <text:p text:style-name="P1"><text:span text:style-name="T6">Level:</text:span><text:span text:style-name="T5"> Brd 3, Clr 3, Drd 4, Pal 4, Rgr 4, Healing 3</text:span></text:p>
      <text:p text:style-name="P1"><text:span text:style-name="T5">This spell functions like </text:span><text:span text:style-name="T7">cure light wounds</text:span><text:span text:style-name="T5">, except that it cures 3d8 points of damage +1 point per caster level (maximum +15).</text:span></text:p>
      <text:p text:style-name="P3"><text:soft-page-break/></text:p>
      <text:p text:style-name="P1"><text:span text:style-name="T4">Cure Serious Wounds, Mass</text:span></text:p>
      <text:p text:style-name="P1"><text:span text:style-name="T5">Conjuration (Healing)</text:span></text:p>
      <text:p text:style-name="P1"><text:span text:style-name="T6">Level:</text:span><text:span text:style-name="T5"> Clr 7, Drd 8</text:span></text:p>
      <text:p text:style-name="P1"><text:span text:style-name="T5">This spell functions like </text:span><text:span text:style-name="T7">mass cure light wounds</text:span><text:span text:style-name="T5">, except that it cures 3d8 points of damage +1 point per caster level (maximum +35).</text:span></text:p>
      <text:p text:style-name="P3"/>
      <text:p text:style-name="P1"><text:span text:style-name="T4">Curse Water</text:span></text:p>
      <text:p text:style-name="P1"><text:span text:style-name="T5">Necromancy [Evil]</text:span></text:p>
      <text:p text:style-name="P1"><text:span text:style-name="T6">Level:</text:span><text:span text:style-name="T5"> Clr 1</text:span></text:p>
      <text:p text:style-name="P1"><text:span text:style-name="T6">Components:</text:span><text:span text:style-name="T5"> V, S, M</text:span></text:p>
      <text:p text:style-name="P1"><text:span text:style-name="T6">Casting Time:</text:span><text:span text:style-name="T5"> 1 minute</text:span></text:p>
      <text:p text:style-name="P1"><text:span text:style-name="T6">Range:</text:span><text:span text:style-name="T5"> Touch</text:span></text:p>
      <text:p text:style-name="P1"><text:span text:style-name="T6">Target:</text:span><text:span text:style-name="T5"> Flask of water touched</text:span></text:p>
      <text:p text:style-name="P1"><text:span text:style-name="T6">Duration:</text:span><text:span text:style-name="T5"> Instantaneous</text:span></text:p>
      <text:p text:style-name="P1"><text:span text:style-name="T6">Saving Throw: </text:span><text:span text:style-name="T5">Will negates (object)</text:span></text:p>
      <text:p text:style-name="P1"><text:span text:style-name="T6">Spell Resistance:</text:span><text:span text:style-name="T5"> Yes (object)</text:span></text:p>
      <text:p text:style-name="P1"><text:span text:style-name="T5">This spell imbues a flask (1 pint) of water with negative energy, turning it into unholy water. Unholy water damages good outsiders the way holy water damages undead and evil outsiders.</text:span></text:p>
      <text:p text:style-name="P1"><text:span text:style-name="T7">Material Component: </text:span><text:span text:style-name="T5">5 pounds of powdered silver (worth 25 g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l Lightning</dc:title>
    <meta:initial-creator>AKSmith</meta:initial-creator>
    <meta:creation-date>2003-07-01T13:59:00</meta:creation-date>
    <dc:date>2003-10-22T13:14:00</dc:date>
    <meta:editing-cycles>4</meta:editing-cycles>
    <meta:editing-duration>PT1S</meta:editing-duration>
    <meta:document-statistic meta:table-count="7" meta:image-count="0" meta:object-count="0" meta:page-count="33" meta:paragraph-count="820" meta:word-count="9211" meta:character-count="53739" meta:non-whitespace-character-count="45396"/>
    <meta:generator>LibreOffice/6.1.5.2$Linux_X86_64 LibreOffice_project/10$Build-2</meta:generator>
    <meta:user-defined meta:name="Company">Wizards of the Coast</meta:user-defined>
    <meta:user-defined meta:name="Operator">AKSmith</meta:user-defined>
  </office:meta>
</office:document-meta>
</file>